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634in"/>
    </style:style>
    <style:style style:name="co10" style:family="table-column">
      <style:table-column-properties fo:break-before="auto" style:column-width="0.1091in"/>
    </style:style>
    <style:style style:name="co11" style:family="table-column">
      <style:table-column-properties fo:break-before="auto" style:column-width="0.24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2508in"/>
    </style:style>
    <style:style style:name="co15" style:family="table-column">
      <style:table-column-properties fo:break-before="auto" style:column-width="0.3492in"/>
    </style:style>
    <style:style style:name="co16" style:family="table-column">
      <style:table-column-properties fo:break-before="auto" style:column-width="0.3165in"/>
    </style:style>
    <style:style style:name="co17" style:family="table-column">
      <style:table-column-properties fo:break-before="auto" style:column-width="0.1417in"/>
    </style:style>
    <style:style style:name="co18" style:family="table-column">
      <style:table-column-properties fo:break-before="auto" style:column-width="0.2945in"/>
    </style:style>
    <style:style style:name="co19" style:family="table-column">
      <style:table-column-properties fo:break-before="auto" style:column-width="0.4126in"/>
    </style:style>
    <style:style style:name="co20" style:family="table-column">
      <style:table-column-properties fo:break-before="auto" style:column-width="0.24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 style:data-style-name="N2">
      <style:table-cell-properties fo:border="0.0008in solid #000000"/>
    </style:style>
    <style:style style:name="ce10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118"/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60">
      <style:table-cell-properties fo:border-bottom="none" fo:border-left="0.0008in solid #000000" fo:border-right="0.0008in solid #000000" fo:border-top="0.0008in solid #000000"/>
    </style:style>
    <style:style style:name="ce17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1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3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60"/>
    <style:style style:name="ce27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8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able-cell-properties fo:border="none" fo:padding-bottom="0.0193in" fo:padding-left="0.0138in" fo:padding-right="0.0138in" fo:padding-top="0.0193in"/>
    </style:style>
    <style:style style:name="ce3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3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4" style:family="table-cell" style:parent-style-name="Default">
      <style:table-cell-properties fo:border-bottom="none" fo:border-left="0.0008in solid #000000" fo:border-right="0.0008in solid #000000" fo:border-top="none"/>
    </style:style>
    <style:style style:name="ce35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36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37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9" style:family="table-cell" style:parent-style-name="Default" style:data-style-name="N120">
      <style:table-cell-properties fo:border-bottom="none" fo:border-left="0.0008in solid #000000" fo:border-right="0.0008in solid #000000" fo:border-top="none"/>
      <style:text-properties style:font-name="Arial" style:font-name-asian="Arial1" style:font-name-complex="Arial1"/>
    </style:style>
    <style:style style:name="ce40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43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4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45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2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Default"/>
        <table:table-column table:style-name="co6" table:number-columns-repeated="3" table:default-cell-style-name="ce26"/>
        <table:table-column table:style-name="co7" table:default-cell-style-name="Default"/>
        <table:table-column table:style-name="co6" table:number-columns-repeated="3" table:default-cell-style-name="ce26"/>
        <table:table-column table:style-name="co8" table:default-cell-style-name="ce26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20" table:default-cell-style-name="Default"/>
        <table:table-column table:style-name="co6" table:number-columns-repeated="955" table:default-cell-style-name="Default"/>
        <table:table-row table:style-name="ro1">
          <table:table-cell table:style-name="ce1" office:value-type="string" table:number-columns-spanned="12" table:number-rows-spanned="1">
            <text:p>Perturbation study, based on constant mass m=0.0015625,supLen=0.025, summation density, leapfrog , simu time~0.2 </text:p>
          </table:table-cell>
          <table:covered-table-cell table:style-name="ce13"/>
          <table:covered-table-cell table:number-columns-repeated="2"/>
          <table:covered-table-cell table:style-name="ce29"/>
          <table:covered-table-cell table:style-name="ce37"/>
          <table:covered-table-cell table:number-columns-repeated="2"/>
          <table:covered-table-cell table:style-name="ce29"/>
          <table:covered-table-cell table:style-name="ce37"/>
          <table:covered-table-cell table:number-columns-repeated="2"/>
          <table:table-cell table:number-columns-repeated="1012"/>
        </table:table-row>
        <table:table-row table:style-name="ro2">
          <table:table-cell table:style-name="ce1"/>
          <table:table-cell table:style-name="ce13"/>
          <table:table-cell table:number-columns-repeated="2"/>
          <table:table-cell table:style-name="ce29"/>
          <table:table-cell table:style-name="ce37"/>
          <table:table-cell table:number-columns-repeated="2"/>
          <table:table-cell table:style-name="ce29"/>
          <table:table-cell table:style-name="ce37"/>
          <table:table-cell table:number-columns-repeated="1014"/>
        </table:table-row>
        <table:table-row table:style-name="ro2">
          <table:table-cell table:style-name="ce1"/>
          <table:table-cell table:style-name="ce14" office:value-type="string" table:number-columns-spanned="11" table:number-rows-spanned="1">
            <text:p>Perturbation 0.0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1"/>
          <table:table-cell table:style-name="ce41"/>
          <table:table-cell table:style-name="ce14" office:value-type="string" table:number-columns-spanned="11" table:number-rows-spanned="1">
            <text:p>Perturbation 0.1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1"/>
          <table:table-cell table:style-name="ce41"/>
          <table:table-cell table:style-name="ce14" office:value-type="string" table:number-columns-spanned="11" table:number-rows-spanned="1">
            <text:p>Perturbation 0.1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1"/>
          <table:table-cell table:style-name="ce41"/>
          <table:table-cell table:style-name="ce14" office:value-type="string" table:number-columns-spanned="11" table:number-rows-spanned="1">
            <text:p>Perturbation 0.20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1"/>
          <table:table-cell table:style-name="ce41"/>
          <table:table-cell table:style-name="ce14" office:value-type="string" table:number-columns-spanned="11" table:number-rows-spanned="1">
            <text:p>Perturbation 0.2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1"/>
          <table:table-cell table:style-name="ce41"/>
          <table:table-cell table:style-name="ce14" office:value-type="string" table:number-columns-spanned="11" table:number-rows-spanned="1">
            <text:p>Perturbation 0.30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1"/>
          <table:table-cell table:number-columns-repeated="952"/>
        </table:table-row>
        <table:table-row table:style-name="ro2">
          <table:table-cell table:style-name="ce1" office:value-type="string">
            <text:p>realisation</text:p>
          </table:table-cell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40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1"/>
          <table:table-cell table:style-name="ce41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40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1"/>
          <table:table-cell table:style-name="ce41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40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1"/>
          <table:table-cell table:style-name="ce41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40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1"/>
          <table:table-cell table:style-name="ce41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40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1"/>
          <table:table-cell table:style-name="ce41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40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1"/>
          <table:table-cell table:number-columns-repeated="952"/>
        </table:table-row>
        <table:table-row table:style-name="ro1">
          <table:table-cell table:style-name="ce2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number-columns-repeated="95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7" office:value-type="float" office:value="0.0372265">
            <text:p>0.03723</text:p>
          </table:table-cell>
          <table:table-cell table:style-name="ce17" office:value-type="float" office:value="0.025011">
            <text:p>0.02501</text:p>
          </table:table-cell>
          <table:table-cell table:style-name="ce17" office:value-type="float" office:value="0.020197">
            <text:p>0.02020</text:p>
          </table:table-cell>
          <table:table-cell table:style-name="ce17"/>
          <table:table-cell table:style-name="ce17" office:value-type="float" office:value="0.0336285">
            <text:p>0.03363</text:p>
          </table:table-cell>
          <table:table-cell table:style-name="ce17" office:value-type="float" office:value="0.02223">
            <text:p>0.02223</text:p>
          </table:table-cell>
          <table:table-cell table:style-name="ce17" office:value-type="float" office:value="0.01811">
            <text:p>0.01811</text:p>
          </table:table-cell>
          <table:table-cell table:style-name="ce17"/>
          <table:table-cell table:style-name="ce17" office:value-type="float" office:value="0.0374195">
            <text:p>0.03742</text:p>
          </table:table-cell>
          <table:table-cell table:style-name="ce17" office:value-type="float" office:value="0.0316724">
            <text:p>0.03167</text:p>
          </table:table-cell>
          <table:table-cell table:style-name="ce17" office:value-type="float" office:value="0.0307508">
            <text:p>0.03075</text:p>
          </table:table-cell>
          <table:table-cell table:style-name="ce17"/>
          <table:table-cell table:style-name="ce17" office:value-type="float" office:value="0.0385372">
            <text:p>0.03854</text:p>
          </table:table-cell>
          <table:table-cell table:style-name="ce17" office:value-type="float" office:value="0.0259227">
            <text:p>0.02592</text:p>
          </table:table-cell>
          <table:table-cell table:style-name="ce17" office:value-type="float" office:value="0.020977">
            <text:p>0.02098</text:p>
          </table:table-cell>
          <table:table-cell table:style-name="ce17"/>
          <table:table-cell table:style-name="ce17" office:value-type="float" office:value="0.037879">
            <text:p>0.03788</text:p>
          </table:table-cell>
          <table:table-cell table:style-name="ce17" office:value-type="float" office:value="0.0246993">
            <text:p>0.02470</text:p>
          </table:table-cell>
          <table:table-cell table:style-name="ce17" office:value-type="float" office:value="0.0198557">
            <text:p>0.01986</text:p>
          </table:table-cell>
          <table:table-cell table:style-name="ce17"/>
          <table:table-cell table:style-name="ce17" office:value-type="float" office:value="0.0417389">
            <text:p>0.04174</text:p>
          </table:table-cell>
          <table:table-cell table:style-name="ce17" office:value-type="float" office:value="0.0354912">
            <text:p>0.03549</text:p>
          </table:table-cell>
          <table:table-cell table:style-name="ce17" office:value-type="float" office:value="0.0345684">
            <text:p>0.03457</text:p>
          </table:table-cell>
          <table:table-cell table:style-name="ce17"/>
          <table:table-cell table:style-name="ce17" office:value-type="float" office:value="0.0393447">
            <text:p>0.03934</text:p>
          </table:table-cell>
          <table:table-cell table:style-name="ce17" office:value-type="float" office:value="0.0267435">
            <text:p>0.02674</text:p>
          </table:table-cell>
          <table:table-cell table:style-name="ce17" office:value-type="float" office:value="0.0219238">
            <text:p>0.02192</text:p>
          </table:table-cell>
          <table:table-cell table:style-name="ce17"/>
          <table:table-cell table:style-name="ce17" office:value-type="float" office:value="0.0391669">
            <text:p>0.03917</text:p>
          </table:table-cell>
          <table:table-cell table:style-name="ce17" office:value-type="float" office:value="0.0255833">
            <text:p>0.02558</text:p>
          </table:table-cell>
          <table:table-cell table:style-name="ce17" office:value-type="float" office:value="0.0207114">
            <text:p>0.02071</text:p>
          </table:table-cell>
          <table:table-cell table:style-name="ce17"/>
          <table:table-cell table:style-name="ce17" office:value-type="float" office:value="0.0460562">
            <text:p>0.04606</text:p>
          </table:table-cell>
          <table:table-cell table:style-name="ce17" office:value-type="float" office:value="0.0389289">
            <text:p>0.03893</text:p>
          </table:table-cell>
          <table:table-cell table:style-name="ce17" office:value-type="float" office:value="0.0380333">
            <text:p>0.03803</text:p>
          </table:table-cell>
          <table:table-cell table:style-name="ce17"/>
          <table:table-cell table:style-name="ce17" office:value-type="float" office:value="0.0407508">
            <text:p>0.04075</text:p>
          </table:table-cell>
          <table:table-cell table:style-name="ce17" office:value-type="float" office:value="0.0274087">
            <text:p>0.02741</text:p>
          </table:table-cell>
          <table:table-cell table:style-name="ce17" office:value-type="float" office:value="0.022295">
            <text:p>0.02230</text:p>
          </table:table-cell>
          <table:table-cell table:style-name="ce17"/>
          <table:table-cell table:style-name="ce17" office:value-type="float" office:value="0.0451526">
            <text:p>0.04515</text:p>
          </table:table-cell>
          <table:table-cell table:style-name="ce17" office:value-type="float" office:value="0.0291882">
            <text:p>0.02919</text:p>
          </table:table-cell>
          <table:table-cell table:style-name="ce17" office:value-type="float" office:value="0.0235942">
            <text:p>0.02359</text:p>
          </table:table-cell>
          <table:table-cell table:style-name="ce17"/>
          <table:table-cell table:style-name="ce17" office:value-type="float" office:value="0.0494463">
            <text:p>0.04945</text:p>
          </table:table-cell>
          <table:table-cell table:style-name="ce17" office:value-type="float" office:value="0.0396727">
            <text:p>0.03967</text:p>
          </table:table-cell>
          <table:table-cell table:style-name="ce17" office:value-type="float" office:value="0.0384225">
            <text:p>0.03842</text:p>
          </table:table-cell>
          <table:table-cell table:style-name="ce17"/>
          <table:table-cell table:style-name="ce17" office:value-type="float" office:value="0.043627">
            <text:p>0.04363</text:p>
          </table:table-cell>
          <table:table-cell table:style-name="ce17" office:value-type="float" office:value="0.0294409">
            <text:p>0.02944</text:p>
          </table:table-cell>
          <table:table-cell table:style-name="ce17" office:value-type="float" office:value="0.0241597">
            <text:p>0.02416</text:p>
          </table:table-cell>
          <table:table-cell table:style-name="ce17"/>
          <table:table-cell table:style-name="ce17" office:value-type="float" office:value="0.0559743">
            <text:p>0.05597</text:p>
          </table:table-cell>
          <table:table-cell table:style-name="ce17" office:value-type="float" office:value="0.035714">
            <text:p>0.03571</text:p>
          </table:table-cell>
          <table:table-cell table:style-name="ce17" office:value-type="float" office:value="0.0285462">
            <text:p>0.02855</text:p>
          </table:table-cell>
          <table:table-cell table:style-name="ce17"/>
          <table:table-cell table:style-name="ce17" office:value-type="float" office:value="0.0700923">
            <text:p>0.07009</text:p>
          </table:table-cell>
          <table:table-cell table:style-name="ce17" office:value-type="float" office:value="0.057178">
            <text:p>0.05718</text:p>
          </table:table-cell>
          <table:table-cell table:style-name="ce17" office:value-type="float" office:value="0.0558073">
            <text:p>0.05581</text:p>
          </table:table-cell>
          <table:table-cell table:style-name="ce17"/>
          <table:table-cell table:style-name="ce17" office:value-type="float" office:value="0.048463">
            <text:p>0.04846</text:p>
          </table:table-cell>
          <table:table-cell table:style-name="ce17" office:value-type="float" office:value="0.033665">
            <text:p>0.03367</text:p>
          </table:table-cell>
          <table:table-cell table:style-name="ce17" office:value-type="float" office:value="0.0282331">
            <text:p>0.02823</text:p>
          </table:table-cell>
          <table:table-cell table:style-name="ce17"/>
          <table:table-cell table:style-name="ce17" office:value-type="float" office:value="0.0679719">
            <text:p>0.06797</text:p>
          </table:table-cell>
          <table:table-cell table:style-name="ce17" office:value-type="float" office:value="0.0432167">
            <text:p>0.04322</text:p>
          </table:table-cell>
          <table:table-cell table:style-name="ce17" office:value-type="float" office:value="0.0343305">
            <text:p>0.03433</text:p>
          </table:table-cell>
          <table:table-cell table:style-name="ce17"/>
          <table:table-cell table:style-name="ce17" office:value-type="float" office:value="0.0746751">
            <text:p>0.07468</text:p>
          </table:table-cell>
          <table:table-cell table:style-name="ce17" office:value-type="float" office:value="0.0616351">
            <text:p>0.06164</text:p>
          </table:table-cell>
          <table:table-cell table:style-name="ce17" office:value-type="float" office:value="0.0600993">
            <text:p>0.06010</text:p>
          </table:table-cell>
          <table:table-cell table:number-columns-repeated="95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7" office:value-type="float" office:value="0.0373479">
            <text:p>0.03735</text:p>
          </table:table-cell>
          <table:table-cell table:style-name="ce17" office:value-type="float" office:value="0.0250669">
            <text:p>0.02507</text:p>
          </table:table-cell>
          <table:table-cell table:style-name="ce17" office:value-type="float" office:value="0.0202282">
            <text:p>0.02023</text:p>
          </table:table-cell>
          <table:table-cell table:style-name="ce17"/>
          <table:table-cell table:style-name="ce17" office:value-type="float" office:value="0.0336197">
            <text:p>0.03362</text:p>
          </table:table-cell>
          <table:table-cell table:style-name="ce17" office:value-type="float" office:value="0.0220899">
            <text:p>0.02209</text:p>
          </table:table-cell>
          <table:table-cell table:style-name="ce17" office:value-type="float" office:value="0.0178441">
            <text:p>0.01784</text:p>
          </table:table-cell>
          <table:table-cell table:style-name="ce17"/>
          <table:table-cell table:style-name="ce17" office:value-type="float" office:value="0.0392574">
            <text:p>0.03926</text:p>
          </table:table-cell>
          <table:table-cell table:style-name="ce17" office:value-type="float" office:value="0.0327993">
            <text:p>0.03280</text:p>
          </table:table-cell>
          <table:table-cell table:style-name="ce17" office:value-type="float" office:value="0.0315796">
            <text:p>0.03158</text:p>
          </table:table-cell>
          <table:table-cell table:style-name="ce17"/>
          <table:table-cell table:style-name="ce17" office:value-type="float" office:value="0.0385162">
            <text:p>0.03852</text:p>
          </table:table-cell>
          <table:table-cell table:style-name="ce17" office:value-type="float" office:value="0.025921">
            <text:p>0.02592</text:p>
          </table:table-cell>
          <table:table-cell table:style-name="ce17" office:value-type="float" office:value="0.0210512">
            <text:p>0.02105</text:p>
          </table:table-cell>
          <table:table-cell table:style-name="ce17"/>
          <table:table-cell table:style-name="ce17" office:value-type="float" office:value="0.0360067">
            <text:p>0.03601</text:p>
          </table:table-cell>
          <table:table-cell table:style-name="ce17" office:value-type="float" office:value="0.0235869">
            <text:p>0.02359</text:p>
          </table:table-cell>
          <table:table-cell table:style-name="ce17" office:value-type="float" office:value="0.0191439">
            <text:p>0.01914</text:p>
          </table:table-cell>
          <table:table-cell table:style-name="ce17"/>
          <table:table-cell table:style-name="ce17" office:value-type="float" office:value="0.0443655">
            <text:p>0.04437</text:p>
          </table:table-cell>
          <table:table-cell table:style-name="ce17" office:value-type="float" office:value="0.0355625">
            <text:p>0.03556</text:p>
          </table:table-cell>
          <table:table-cell table:style-name="ce17" office:value-type="float" office:value="0.034394">
            <text:p>0.03439</text:p>
          </table:table-cell>
          <table:table-cell table:style-name="ce17"/>
          <table:table-cell table:style-name="ce17" office:value-type="float" office:value="0.0390018">
            <text:p>0.03900</text:p>
          </table:table-cell>
          <table:table-cell table:style-name="ce17" office:value-type="float" office:value="0.0261038">
            <text:p>0.02610</text:p>
          </table:table-cell>
          <table:table-cell table:style-name="ce17" office:value-type="float" office:value="0.0211339">
            <text:p>0.02113</text:p>
          </table:table-cell>
          <table:table-cell table:style-name="ce17"/>
          <table:table-cell table:style-name="ce17" office:value-type="float" office:value="0.0374354">
            <text:p>0.03744</text:p>
          </table:table-cell>
          <table:table-cell table:style-name="ce17" office:value-type="float" office:value="0.024497">
            <text:p>0.02450</text:p>
          </table:table-cell>
          <table:table-cell table:style-name="ce17" office:value-type="float" office:value="0.0198437">
            <text:p>0.01984</text:p>
          </table:table-cell>
          <table:table-cell table:style-name="ce17"/>
          <table:table-cell table:style-name="ce17" office:value-type="float" office:value="0.0450386">
            <text:p>0.04504</text:p>
          </table:table-cell>
          <table:table-cell table:style-name="ce17" office:value-type="float" office:value="0.0337456">
            <text:p>0.03375</text:p>
          </table:table-cell>
          <table:table-cell table:style-name="ce17" office:value-type="float" office:value="0.0320044">
            <text:p>0.03200</text:p>
          </table:table-cell>
          <table:table-cell table:style-name="ce17"/>
          <table:table-cell table:style-name="ce17" office:value-type="float" office:value="0.0435362">
            <text:p>0.04354</text:p>
          </table:table-cell>
          <table:table-cell table:style-name="ce17" office:value-type="float" office:value="0.0296978">
            <text:p>0.02970</text:p>
          </table:table-cell>
          <table:table-cell table:style-name="ce17" office:value-type="float" office:value="0.0244625">
            <text:p>0.02446</text:p>
          </table:table-cell>
          <table:table-cell table:style-name="ce17"/>
          <table:table-cell table:style-name="ce17" office:value-type="float" office:value="0.0417438">
            <text:p>0.04174</text:p>
          </table:table-cell>
          <table:table-cell table:style-name="ce17" office:value-type="float" office:value="0.0271464">
            <text:p>0.02715</text:p>
          </table:table-cell>
          <table:table-cell table:style-name="ce17" office:value-type="float" office:value="0.021767">
            <text:p>0.02177</text:p>
          </table:table-cell>
          <table:table-cell table:style-name="ce17"/>
          <table:table-cell table:style-name="ce17" office:value-type="float" office:value="0.0519891">
            <text:p>0.05199</text:p>
          </table:table-cell>
          <table:table-cell table:style-name="ce17" office:value-type="float" office:value="0.0390062">
            <text:p>0.03901</text:p>
          </table:table-cell>
          <table:table-cell table:style-name="ce17" office:value-type="float" office:value="0.0366917">
            <text:p>0.03669</text:p>
          </table:table-cell>
          <table:table-cell table:style-name="ce17"/>
          <table:table-cell table:style-name="ce17" office:value-type="float" office:value="0.0438404">
            <text:p>0.04384</text:p>
          </table:table-cell>
          <table:table-cell table:style-name="ce17" office:value-type="float" office:value="0.0294541">
            <text:p>0.02945</text:p>
          </table:table-cell>
          <table:table-cell table:style-name="ce17" office:value-type="float" office:value="0.0241134">
            <text:p>0.02411</text:p>
          </table:table-cell>
          <table:table-cell table:style-name="ce17"/>
          <table:table-cell table:style-name="ce17" office:value-type="float" office:value="0.0559276">
            <text:p>0.05593</text:p>
          </table:table-cell>
          <table:table-cell table:style-name="ce17" office:value-type="float" office:value="0.0353691">
            <text:p>0.03537</text:p>
          </table:table-cell>
          <table:table-cell table:style-name="ce17" office:value-type="float" office:value="0.0277892">
            <text:p>0.02779</text:p>
          </table:table-cell>
          <table:table-cell table:style-name="ce17"/>
          <table:table-cell table:style-name="ce17" office:value-type="float" office:value="0.0778354">
            <text:p>0.07784</text:p>
          </table:table-cell>
          <table:table-cell table:style-name="ce17" office:value-type="float" office:value="0.0625474">
            <text:p>0.06255</text:p>
          </table:table-cell>
          <table:table-cell table:style-name="ce17" office:value-type="float" office:value="0.0605715">
            <text:p>0.06057</text:p>
          </table:table-cell>
          <table:table-cell table:style-name="ce17"/>
          <table:table-cell table:style-name="ce17" office:value-type="float" office:value="0.0432624">
            <text:p>0.04326</text:p>
          </table:table-cell>
          <table:table-cell table:style-name="ce17" office:value-type="float" office:value="0.0291988">
            <text:p>0.02920</text:p>
          </table:table-cell>
          <table:table-cell table:style-name="ce17" office:value-type="float" office:value="0.0241401">
            <text:p>0.02414</text:p>
          </table:table-cell>
          <table:table-cell table:style-name="ce17"/>
          <table:table-cell table:style-name="ce17" office:value-type="float" office:value="0.0529117">
            <text:p>0.05291</text:p>
          </table:table-cell>
          <table:table-cell table:style-name="ce17" office:value-type="float" office:value="0.0329826">
            <text:p>0.03298</text:p>
          </table:table-cell>
          <table:table-cell table:style-name="ce17" office:value-type="float" office:value="0.0257293">
            <text:p>0.02573</text:p>
          </table:table-cell>
          <table:table-cell table:style-name="ce17"/>
          <table:table-cell table:style-name="ce17" office:value-type="float" office:value="0.0642636">
            <text:p>0.06426</text:p>
          </table:table-cell>
          <table:table-cell table:style-name="ce17" office:value-type="float" office:value="0.0494899">
            <text:p>0.04949</text:p>
          </table:table-cell>
          <table:table-cell table:style-name="ce17" office:value-type="float" office:value="0.0466186">
            <text:p>0.04662</text:p>
          </table:table-cell>
          <table:table-cell table:number-columns-repeated="95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7" office:value-type="float" office:value="0.0374166">
            <text:p>0.03742</text:p>
          </table:table-cell>
          <table:table-cell table:style-name="ce17" office:value-type="float" office:value="0.0250888">
            <text:p>0.02509</text:p>
          </table:table-cell>
          <table:table-cell table:style-name="ce17" office:value-type="float" office:value="0.0202474">
            <text:p>0.02025</text:p>
          </table:table-cell>
          <table:table-cell table:style-name="ce17"/>
          <table:table-cell table:style-name="ce17" office:value-type="float" office:value="0.0332646">
            <text:p>0.03326</text:p>
          </table:table-cell>
          <table:table-cell table:style-name="ce17" office:value-type="float" office:value="0.0220393">
            <text:p>0.02204</text:p>
          </table:table-cell>
          <table:table-cell table:style-name="ce17" office:value-type="float" office:value="0.0179593">
            <text:p>0.01796</text:p>
          </table:table-cell>
          <table:table-cell table:style-name="ce17"/>
          <table:table-cell table:style-name="ce17" office:value-type="float" office:value="0.0381198">
            <text:p>0.03812</text:p>
          </table:table-cell>
          <table:table-cell table:style-name="ce17" office:value-type="float" office:value="0.0318893">
            <text:p>0.03189</text:p>
          </table:table-cell>
          <table:table-cell table:style-name="ce17" office:value-type="float" office:value="0.0307644">
            <text:p>0.03076</text:p>
          </table:table-cell>
          <table:table-cell table:style-name="ce17"/>
          <table:table-cell table:style-name="ce17" office:value-type="float" office:value="0.0379251">
            <text:p>0.03793</text:p>
          </table:table-cell>
          <table:table-cell table:style-name="ce17" office:value-type="float" office:value="0.0254565">
            <text:p>0.02546</text:p>
          </table:table-cell>
          <table:table-cell table:style-name="ce17" office:value-type="float" office:value="0.0205797">
            <text:p>0.02058</text:p>
          </table:table-cell>
          <table:table-cell table:style-name="ce17"/>
          <table:table-cell table:style-name="ce17" office:value-type="float" office:value="0.0350917">
            <text:p>0.03509</text:p>
          </table:table-cell>
          <table:table-cell table:style-name="ce17" office:value-type="float" office:value="0.022948">
            <text:p>0.02295</text:p>
          </table:table-cell>
          <table:table-cell table:style-name="ce17" office:value-type="float" office:value="0.0185631">
            <text:p>0.01856</text:p>
          </table:table-cell>
          <table:table-cell table:style-name="ce17"/>
          <table:table-cell table:style-name="ce17" office:value-type="float" office:value="0.0390094">
            <text:p>0.03901</text:p>
          </table:table-cell>
          <table:table-cell table:style-name="ce17" office:value-type="float" office:value="0.0328491">
            <text:p>0.03285</text:p>
          </table:table-cell>
          <table:table-cell table:style-name="ce17" office:value-type="float" office:value="0.0319901">
            <text:p>0.03199</text:p>
          </table:table-cell>
          <table:table-cell table:style-name="ce17"/>
          <table:table-cell table:style-name="ce17" office:value-type="float" office:value="0.0396752">
            <text:p>0.03968</text:p>
          </table:table-cell>
          <table:table-cell table:style-name="ce17" office:value-type="float" office:value="0.0267662">
            <text:p>0.02677</text:p>
          </table:table-cell>
          <table:table-cell table:style-name="ce17" office:value-type="float" office:value="0.021781">
            <text:p>0.02178</text:p>
          </table:table-cell>
          <table:table-cell table:style-name="ce17"/>
          <table:table-cell table:style-name="ce17" office:value-type="float" office:value="0.0403345">
            <text:p>0.04033</text:p>
          </table:table-cell>
          <table:table-cell table:style-name="ce17" office:value-type="float" office:value="0.026312">
            <text:p>0.02631</text:p>
          </table:table-cell>
          <table:table-cell table:style-name="ce17" office:value-type="float" office:value="0.0212496">
            <text:p>0.02125</text:p>
          </table:table-cell>
          <table:table-cell table:style-name="ce17"/>
          <table:table-cell table:style-name="ce17" office:value-type="float" office:value="0.0517177">
            <text:p>0.05172</text:p>
          </table:table-cell>
          <table:table-cell table:style-name="ce17" office:value-type="float" office:value="0.0428417">
            <text:p>0.04284</text:p>
          </table:table-cell>
          <table:table-cell table:style-name="ce17" office:value-type="float" office:value="0.0418289">
            <text:p>0.04183</text:p>
          </table:table-cell>
          <table:table-cell table:style-name="ce17"/>
          <table:table-cell table:style-name="ce17" office:value-type="float" office:value="0.0422566">
            <text:p>0.04226</text:p>
          </table:table-cell>
          <table:table-cell table:style-name="ce17" office:value-type="float" office:value="0.0292464">
            <text:p>0.02925</text:p>
          </table:table-cell>
          <table:table-cell table:style-name="ce17" office:value-type="float" office:value="0.0244233">
            <text:p>0.02442</text:p>
          </table:table-cell>
          <table:table-cell table:style-name="ce17"/>
          <table:table-cell table:style-name="ce17" office:value-type="float" office:value="0.0410297">
            <text:p>0.04103</text:p>
          </table:table-cell>
          <table:table-cell table:style-name="ce17" office:value-type="float" office:value="0.0268073">
            <text:p>0.02681</text:p>
          </table:table-cell>
          <table:table-cell table:style-name="ce17" office:value-type="float" office:value="0.0218326">
            <text:p>0.02183</text:p>
          </table:table-cell>
          <table:table-cell table:style-name="ce17"/>
          <table:table-cell table:style-name="ce17" office:value-type="float" office:value="0.0434406">
            <text:p>0.04344</text:p>
          </table:table-cell>
          <table:table-cell table:style-name="ce17" office:value-type="float" office:value="0.0347883">
            <text:p>0.03479</text:p>
          </table:table-cell>
          <table:table-cell table:style-name="ce17" office:value-type="float" office:value="0.0335803">
            <text:p>0.03358</text:p>
          </table:table-cell>
          <table:table-cell table:style-name="ce17"/>
          <table:table-cell table:style-name="ce17" office:value-type="float" office:value="0.0449961">
            <text:p>0.04500</text:p>
          </table:table-cell>
          <table:table-cell table:style-name="ce17" office:value-type="float" office:value="0.0304879">
            <text:p>0.03049</text:p>
          </table:table-cell>
          <table:table-cell table:style-name="ce17" office:value-type="float" office:value="0.0251118">
            <text:p>0.02511</text:p>
          </table:table-cell>
          <table:table-cell table:style-name="ce17"/>
          <table:table-cell table:style-name="ce17" office:value-type="float" office:value="0.0583043">
            <text:p>0.05830</text:p>
          </table:table-cell>
          <table:table-cell table:style-name="ce17" office:value-type="float" office:value="0.036298">
            <text:p>0.03630</text:p>
          </table:table-cell>
          <table:table-cell table:style-name="ce17" office:value-type="float" office:value="0.0280265">
            <text:p>0.02803</text:p>
          </table:table-cell>
          <table:table-cell table:style-name="ce17"/>
          <table:table-cell table:style-name="ce17" office:value-type="float" office:value="0.0621599">
            <text:p>0.06216</text:p>
          </table:table-cell>
          <table:table-cell table:style-name="ce17" office:value-type="float" office:value="0.0479077">
            <text:p>0.04791</text:p>
          </table:table-cell>
          <table:table-cell table:style-name="ce17" office:value-type="float" office:value="0.045482">
            <text:p>0.04548</text:p>
          </table:table-cell>
          <table:table-cell table:style-name="ce17"/>
          <table:table-cell table:style-name="ce17" office:value-type="float" office:value="0.052278">
            <text:p>0.05228</text:p>
          </table:table-cell>
          <table:table-cell table:style-name="ce17" office:value-type="float" office:value="0.0357847">
            <text:p>0.03578</text:p>
          </table:table-cell>
          <table:table-cell table:style-name="ce17" office:value-type="float" office:value="0.0298423">
            <text:p>0.02984</text:p>
          </table:table-cell>
          <table:table-cell table:style-name="ce17"/>
          <table:table-cell table:style-name="ce17" office:value-type="float" office:value="0.0736921">
            <text:p>0.07369</text:p>
          </table:table-cell>
          <table:table-cell table:style-name="ce17" office:value-type="float" office:value="0.0463236">
            <text:p>0.04632</text:p>
          </table:table-cell>
          <table:table-cell table:style-name="ce17" office:value-type="float" office:value="0.0364931">
            <text:p>0.03649</text:p>
          </table:table-cell>
          <table:table-cell table:style-name="ce17"/>
          <table:table-cell table:style-name="ce17" office:value-type="float" office:value="0.0866013">
            <text:p>0.08660</text:p>
          </table:table-cell>
          <table:table-cell table:style-name="ce17" office:value-type="float" office:value="0.0684582">
            <text:p>0.06846</text:p>
          </table:table-cell>
          <table:table-cell table:style-name="ce17" office:value-type="float" office:value="0.0653623">
            <text:p>0.06536</text:p>
          </table:table-cell>
          <table:table-cell table:number-columns-repeated="95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7" office:value-type="float" office:value="0.0372995">
            <text:p>0.03730</text:p>
          </table:table-cell>
          <table:table-cell table:style-name="ce17" office:value-type="float" office:value="0.0250278">
            <text:p>0.02503</text:p>
          </table:table-cell>
          <table:table-cell table:style-name="ce17" office:value-type="float" office:value="0.0202247">
            <text:p>0.02022</text:p>
          </table:table-cell>
          <table:table-cell table:style-name="ce17"/>
          <table:table-cell table:style-name="ce17" office:value-type="float" office:value="0.0327164">
            <text:p>0.03272</text:p>
          </table:table-cell>
          <table:table-cell table:style-name="ce17" office:value-type="float" office:value="0.0216236">
            <text:p>0.02162</text:p>
          </table:table-cell>
          <table:table-cell table:style-name="ce39" office:value-type="float" office:value="0.0176026">
            <text:p>0.01760</text:p>
          </table:table-cell>
          <table:table-cell table:style-name="ce17"/>
          <table:table-cell table:style-name="ce17" office:value-type="float" office:value="0.0345701">
            <text:p>0.03457</text:p>
          </table:table-cell>
          <table:table-cell table:style-name="ce17" office:value-type="float" office:value="0.0284908">
            <text:p>0.02849</text:p>
          </table:table-cell>
          <table:table-cell table:style-name="ce17" office:value-type="float" office:value="0.0273793">
            <text:p>0.02738</text:p>
          </table:table-cell>
          <table:table-cell table:style-name="ce17"/>
          <table:table-cell table:style-name="ce17" office:value-type="float" office:value="0.0380016">
            <text:p>0.03800</text:p>
          </table:table-cell>
          <table:table-cell table:style-name="ce17" office:value-type="float" office:value="0.0255147">
            <text:p>0.02551</text:p>
          </table:table-cell>
          <table:table-cell table:style-name="ce17" office:value-type="float" office:value="0.020645">
            <text:p>0.02065</text:p>
          </table:table-cell>
          <table:table-cell table:style-name="ce17"/>
          <table:table-cell table:style-name="ce17" office:value-type="float" office:value="0.0345885">
            <text:p>0.03459</text:p>
          </table:table-cell>
          <table:table-cell table:style-name="ce17" office:value-type="float" office:value="0.0226638">
            <text:p>0.02266</text:p>
          </table:table-cell>
          <table:table-cell table:style-name="ce17" office:value-type="float" office:value="0.0183232">
            <text:p>0.01832</text:p>
          </table:table-cell>
          <table:table-cell table:style-name="ce17"/>
          <table:table-cell table:style-name="ce17" office:value-type="float" office:value="0.04017">
            <text:p>0.04017</text:p>
          </table:table-cell>
          <table:table-cell table:style-name="ce17" office:value-type="float" office:value="0.0340254">
            <text:p>0.03403</text:p>
          </table:table-cell>
          <table:table-cell table:style-name="ce17" office:value-type="float" office:value="0.0330379">
            <text:p>0.03304</text:p>
          </table:table-cell>
          <table:table-cell table:style-name="ce17"/>
          <table:table-cell table:style-name="ce17" office:value-type="float" office:value="0.0388679">
            <text:p>0.03887</text:p>
          </table:table-cell>
          <table:table-cell table:style-name="ce17" office:value-type="float" office:value="0.0261328">
            <text:p>0.02613</text:p>
          </table:table-cell>
          <table:table-cell table:style-name="ce17" office:value-type="float" office:value="0.0212153">
            <text:p>0.02122</text:p>
          </table:table-cell>
          <table:table-cell table:style-name="ce17"/>
          <table:table-cell table:style-name="ce17" office:value-type="float" office:value="0.0354016">
            <text:p>0.03540</text:p>
          </table:table-cell>
          <table:table-cell table:style-name="ce17" office:value-type="float" office:value="0.0231437">
            <text:p>0.02314</text:p>
          </table:table-cell>
          <table:table-cell table:style-name="ce17" office:value-type="float" office:value="0.0186537">
            <text:p>0.01865</text:p>
          </table:table-cell>
          <table:table-cell table:style-name="ce17"/>
          <table:table-cell table:style-name="ce17" office:value-type="float" office:value="0.042051">
            <text:p>0.04205</text:p>
          </table:table-cell>
          <table:table-cell table:style-name="ce17" office:value-type="float" office:value="0.0344891">
            <text:p>0.03449</text:p>
          </table:table-cell>
          <table:table-cell table:style-name="ce17" office:value-type="float" office:value="0.0336351">
            <text:p>0.03364</text:p>
          </table:table-cell>
          <table:table-cell table:style-name="ce17"/>
          <table:table-cell table:style-name="ce17" office:value-type="float" office:value="0.0431757">
            <text:p>0.04318</text:p>
          </table:table-cell>
          <table:table-cell table:style-name="ce17" office:value-type="float" office:value="0.0288487">
            <text:p>0.02885</text:p>
          </table:table-cell>
          <table:table-cell table:style-name="ce17" office:value-type="float" office:value="0.0235395">
            <text:p>0.02354</text:p>
          </table:table-cell>
          <table:table-cell table:style-name="ce17"/>
          <table:table-cell table:style-name="ce17" office:value-type="float" office:value="0.0540627">
            <text:p>0.05406</text:p>
          </table:table-cell>
          <table:table-cell table:style-name="ce17" office:value-type="float" office:value="0.034056">
            <text:p>0.03406</text:p>
          </table:table-cell>
          <table:table-cell table:style-name="ce17" office:value-type="float" office:value="0.0267038">
            <text:p>0.02670</text:p>
          </table:table-cell>
          <table:table-cell table:style-name="ce17"/>
          <table:table-cell table:style-name="ce17" office:value-type="float" office:value="0.0649582">
            <text:p>0.06496</text:p>
          </table:table-cell>
          <table:table-cell table:style-name="ce17" office:value-type="float" office:value="0.0488539">
            <text:p>0.04885</text:p>
          </table:table-cell>
          <table:table-cell table:style-name="ce17" office:value-type="float" office:value="0.0464108">
            <text:p>0.04641</text:p>
          </table:table-cell>
          <table:table-cell table:style-name="ce17"/>
          <table:table-cell table:style-name="ce17" office:value-type="float" office:value="0.0436816">
            <text:p>0.04368</text:p>
          </table:table-cell>
          <table:table-cell table:style-name="ce17" office:value-type="float" office:value="0.0295703">
            <text:p>0.02957</text:p>
          </table:table-cell>
          <table:table-cell table:style-name="ce17" office:value-type="float" office:value="0.0243247">
            <text:p>0.02432</text:p>
          </table:table-cell>
          <table:table-cell table:style-name="ce17"/>
          <table:table-cell table:style-name="ce17" office:value-type="float" office:value="0.0558111">
            <text:p>0.05581</text:p>
          </table:table-cell>
          <table:table-cell table:style-name="ce17" office:value-type="float" office:value="0.0349983">
            <text:p>0.03500</text:p>
          </table:table-cell>
          <table:table-cell table:style-name="ce17" office:value-type="float" office:value="0.0270713">
            <text:p>0.02707</text:p>
          </table:table-cell>
          <table:table-cell table:style-name="ce17"/>
          <table:table-cell table:style-name="ce17" office:value-type="float" office:value="0.0640097">
            <text:p>0.06401</text:p>
          </table:table-cell>
          <table:table-cell table:style-name="ce17" office:value-type="float" office:value="0.0521515">
            <text:p>0.05215</text:p>
          </table:table-cell>
          <table:table-cell table:style-name="ce17" office:value-type="float" office:value="0.0507097">
            <text:p>0.05071</text:p>
          </table:table-cell>
          <table:table-cell table:style-name="ce17"/>
          <table:table-cell table:style-name="ce17" office:value-type="float" office:value="0.048901">
            <text:p>0.04890</text:p>
          </table:table-cell>
          <table:table-cell table:style-name="ce17" office:value-type="float" office:value="0.033887">
            <text:p>0.03389</text:p>
          </table:table-cell>
          <table:table-cell table:style-name="ce17" office:value-type="float" office:value="0.0283573">
            <text:p>0.02836</text:p>
          </table:table-cell>
          <table:table-cell table:style-name="ce17"/>
          <table:table-cell table:style-name="ce17" office:value-type="float" office:value="0.0649075">
            <text:p>0.06491</text:p>
          </table:table-cell>
          <table:table-cell table:style-name="ce17" office:value-type="float" office:value="0.0405324">
            <text:p>0.04053</text:p>
          </table:table-cell>
          <table:table-cell table:style-name="ce17" office:value-type="float" office:value="0.0313227">
            <text:p>0.03132</text:p>
          </table:table-cell>
          <table:table-cell table:style-name="ce17"/>
          <table:table-cell table:style-name="ce17" office:value-type="float" office:value="0.0744792">
            <text:p>0.07448</text:p>
          </table:table-cell>
          <table:table-cell table:style-name="ce17" office:value-type="float" office:value="0.0599583">
            <text:p>0.05996</text:p>
          </table:table-cell>
          <table:table-cell table:style-name="ce17" office:value-type="float" office:value="0.0582773">
            <text:p>0.05828</text:p>
          </table:table-cell>
          <table:table-cell table:number-columns-repeated="95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7" office:value-type="float" office:value="0.0374561">
            <text:p>0.03746</text:p>
          </table:table-cell>
          <table:table-cell table:style-name="ce17" office:value-type="float" office:value="0.0251268">
            <text:p>0.02513</text:p>
          </table:table-cell>
          <table:table-cell table:style-name="ce17" office:value-type="float" office:value="0.020252">
            <text:p>0.02025</text:p>
          </table:table-cell>
          <table:table-cell table:style-name="ce17"/>
          <table:table-cell table:style-name="ce17" office:value-type="float" office:value="0.0335073">
            <text:p>0.03351</text:p>
          </table:table-cell>
          <table:table-cell table:style-name="ce17" office:value-type="float" office:value="0.0221433">
            <text:p>0.02214</text:p>
          </table:table-cell>
          <table:table-cell table:style-name="ce17" office:value-type="float" office:value="0.0179468">
            <text:p>0.01795</text:p>
          </table:table-cell>
          <table:table-cell table:style-name="ce17"/>
          <table:table-cell table:style-name="ce17" office:value-type="float" office:value="0.0392179">
            <text:p>0.03922</text:p>
          </table:table-cell>
          <table:table-cell table:style-name="ce17" office:value-type="float" office:value="0.0331199">
            <text:p>0.03312</text:p>
          </table:table-cell>
          <table:table-cell table:style-name="ce17" office:value-type="float" office:value="0.0320835">
            <text:p>0.03208</text:p>
          </table:table-cell>
          <table:table-cell table:style-name="ce17"/>
          <table:table-cell table:style-name="ce17" office:value-type="float" office:value="0.0377526">
            <text:p>0.03775</text:p>
          </table:table-cell>
          <table:table-cell table:style-name="ce17" office:value-type="float" office:value="0.0253572">
            <text:p>0.02536</text:p>
          </table:table-cell>
          <table:table-cell table:style-name="ce17" office:value-type="float" office:value="0.0205494">
            <text:p>0.02055</text:p>
          </table:table-cell>
          <table:table-cell table:style-name="ce17"/>
          <table:table-cell table:style-name="ce17" office:value-type="float" office:value="0.0349493">
            <text:p>0.03495</text:p>
          </table:table-cell>
          <table:table-cell table:style-name="ce17" office:value-type="float" office:value="0.0227918">
            <text:p>0.02279</text:p>
          </table:table-cell>
          <table:table-cell table:style-name="ce17" office:value-type="float" office:value="0.0183003">
            <text:p>0.01830</text:p>
          </table:table-cell>
          <table:table-cell table:style-name="ce17"/>
          <table:table-cell table:style-name="ce17" office:value-type="float" office:value="0.0391018">
            <text:p>0.03910</text:p>
          </table:table-cell>
          <table:table-cell table:style-name="ce17" office:value-type="float" office:value="0.0328304">
            <text:p>0.03283</text:p>
          </table:table-cell>
          <table:table-cell table:style-name="ce17" office:value-type="float" office:value="0.0321385">
            <text:p>0.03214</text:p>
          </table:table-cell>
          <table:table-cell table:style-name="ce17"/>
          <table:table-cell table:style-name="ce17" office:value-type="float" office:value="0.0397984">
            <text:p>0.03980</text:p>
          </table:table-cell>
          <table:table-cell table:style-name="ce17" office:value-type="float" office:value="0.026807">
            <text:p>0.02681</text:p>
          </table:table-cell>
          <table:table-cell table:style-name="ce17" office:value-type="float" office:value="0.0217901">
            <text:p>0.02179</text:p>
          </table:table-cell>
          <table:table-cell table:style-name="ce17"/>
          <table:table-cell table:style-name="ce17" office:value-type="float" office:value="0.0439742">
            <text:p>0.04397</text:p>
          </table:table-cell>
          <table:table-cell table:style-name="ce17" office:value-type="float" office:value="0.0284926">
            <text:p>0.02849</text:p>
          </table:table-cell>
          <table:table-cell table:style-name="ce17" office:value-type="float" office:value="0.0227758">
            <text:p>0.02278</text:p>
          </table:table-cell>
          <table:table-cell table:style-name="ce17"/>
          <table:table-cell table:style-name="ce17" office:value-type="float" office:value="0.0493553">
            <text:p>0.04936</text:p>
          </table:table-cell>
          <table:table-cell table:style-name="ce17" office:value-type="float" office:value="0.0421072">
            <text:p>0.04211</text:p>
          </table:table-cell>
          <table:table-cell table:style-name="ce17" office:value-type="float" office:value="0.04115">
            <text:p>0.04115</text:p>
          </table:table-cell>
          <table:table-cell table:style-name="ce17"/>
          <table:table-cell table:style-name="ce17" office:value-type="float" office:value="0.0447363">
            <text:p>0.04474</text:p>
          </table:table-cell>
          <table:table-cell table:style-name="ce17" office:value-type="float" office:value="0.0307616">
            <text:p>0.03076</text:p>
          </table:table-cell>
          <table:table-cell table:style-name="ce17" office:value-type="float" office:value="0.025432">
            <text:p>0.02543</text:p>
          </table:table-cell>
          <table:table-cell table:style-name="ce17"/>
          <table:table-cell table:style-name="ce17" office:value-type="float" office:value="0.0457551">
            <text:p>0.04576</text:p>
          </table:table-cell>
          <table:table-cell table:style-name="ce17" office:value-type="float" office:value="0.029261">
            <text:p>0.02926</text:p>
          </table:table-cell>
          <table:table-cell table:style-name="ce17" office:value-type="float" office:value="0.0231808">
            <text:p>0.02318</text:p>
          </table:table-cell>
          <table:table-cell table:style-name="ce17"/>
          <table:table-cell table:style-name="ce17" office:value-type="float" office:value="0.0532124">
            <text:p>0.05321</text:p>
          </table:table-cell>
          <table:table-cell table:style-name="ce17" office:value-type="float" office:value="0.0398041">
            <text:p>0.03980</text:p>
          </table:table-cell>
          <table:table-cell table:style-name="ce17" office:value-type="float" office:value="0.0374347">
            <text:p>0.03743</text:p>
          </table:table-cell>
          <table:table-cell table:style-name="ce17"/>
          <table:table-cell table:style-name="ce17" office:value-type="float" office:value="0.0462005">
            <text:p>0.04620</text:p>
          </table:table-cell>
          <table:table-cell table:style-name="ce17" office:value-type="float" office:value="0.0312488">
            <text:p>0.03125</text:p>
          </table:table-cell>
          <table:table-cell table:style-name="ce17" office:value-type="float" office:value="0.0258786">
            <text:p>0.02588</text:p>
          </table:table-cell>
          <table:table-cell table:style-name="ce17"/>
          <table:table-cell table:style-name="ce17" office:value-type="float" office:value="0.0646311">
            <text:p>0.06463</text:p>
          </table:table-cell>
          <table:table-cell table:style-name="ce17" office:value-type="float" office:value="0.0405928">
            <text:p>0.04059</text:p>
          </table:table-cell>
          <table:table-cell table:style-name="ce17" office:value-type="float" office:value="0.0318321">
            <text:p>0.03183</text:p>
          </table:table-cell>
          <table:table-cell table:style-name="ce17"/>
          <table:table-cell table:style-name="ce17" office:value-type="float" office:value="0.0855716">
            <text:p>0.08557</text:p>
          </table:table-cell>
          <table:table-cell table:style-name="ce17" office:value-type="float" office:value="0.0647687">
            <text:p>0.06477</text:p>
          </table:table-cell>
          <table:table-cell table:style-name="ce17" office:value-type="float" office:value="0.0614518">
            <text:p>0.06145</text:p>
          </table:table-cell>
          <table:table-cell table:style-name="ce17"/>
          <table:table-cell table:style-name="ce17" office:value-type="float" office:value="0.0553753">
            <text:p>0.05538</text:p>
          </table:table-cell>
          <table:table-cell table:style-name="ce17" office:value-type="float" office:value="0.0376107">
            <text:p>0.03761</text:p>
          </table:table-cell>
          <table:table-cell table:style-name="ce17" office:value-type="float" office:value="0.0310434">
            <text:p>0.03104</text:p>
          </table:table-cell>
          <table:table-cell table:style-name="ce17"/>
          <table:table-cell table:style-name="ce17" office:value-type="float" office:value="0.0921083">
            <text:p>0.09211</text:p>
          </table:table-cell>
          <table:table-cell table:style-name="ce17" office:value-type="float" office:value="0.0566084">
            <text:p>0.05661</text:p>
          </table:table-cell>
          <table:table-cell table:style-name="ce17" office:value-type="float" office:value="0.0434098">
            <text:p>0.04341</text:p>
          </table:table-cell>
          <table:table-cell table:style-name="ce17"/>
          <table:table-cell table:style-name="ce17" office:value-type="float" office:value="0.110354">
            <text:p>0.11035</text:p>
          </table:table-cell>
          <table:table-cell table:style-name="ce17" office:value-type="float" office:value="0.0812972">
            <text:p>0.08130</text:p>
          </table:table-cell>
          <table:table-cell table:style-name="ce17" office:value-type="float" office:value="0.0757903">
            <text:p>0.07579</text:p>
          </table:table-cell>
          <table:table-cell table:number-columns-repeated="952"/>
        </table:table-row>
        <table:table-row table:style-name="ro2">
          <table:table-cell table:style-name="ce3" office:value-type="string">
            <text:p>mean</text:p>
          </table:table-cell>
          <table:table-cell table:style-name="ce17" table:formula="of:=AVERAGE([.B6:.B10])" office:value-type="float" office:value="0.03734932">
            <text:p>0.03735</text:p>
          </table:table-cell>
          <table:table-cell table:style-name="ce17" table:formula="of:=AVERAGE([.C6:.C10])" office:value-type="float" office:value="0.02506426">
            <text:p>0.02506</text:p>
          </table:table-cell>
          <table:table-cell table:style-name="ce17" table:formula="of:=AVERAGE([.D6:.D10])" office:value-type="float" office:value="0.02022986">
            <text:p>0.02023</text:p>
          </table:table-cell>
          <table:table-cell table:style-name="ce17"/>
          <table:table-cell table:style-name="ce17" table:formula="of:=AVERAGE([.F6:.F10])" office:value-type="float" office:value="0.0333473">
            <text:p>0.03335</text:p>
          </table:table-cell>
          <table:table-cell table:style-name="ce17" table:formula="of:=AVERAGE([.G6:.G10])" office:value-type="float" office:value="0.02202522">
            <text:p>0.02203</text:p>
          </table:table-cell>
          <table:table-cell table:style-name="ce17" table:formula="of:=AVERAGE([.H6:.H10])" office:value-type="float" office:value="0.01789256">
            <text:p>0.01789</text:p>
          </table:table-cell>
          <table:table-cell table:style-name="ce17"/>
          <table:table-cell table:style-name="ce17" table:formula="of:=AVERAGE([.J6:.J10])" office:value-type="float" office:value="0.03771694">
            <text:p>0.03772</text:p>
          </table:table-cell>
          <table:table-cell table:style-name="ce17" table:formula="of:=AVERAGE([.K6:.K10])" office:value-type="float" office:value="0.03159434">
            <text:p>0.03159</text:p>
          </table:table-cell>
          <table:table-cell table:style-name="ce17" table:formula="of:=AVERAGE([.L6:.L10])" office:value-type="float" office:value="0.03051152">
            <text:p>0.03051</text:p>
          </table:table-cell>
          <table:table-cell table:style-name="ce17"/>
          <table:table-cell table:style-name="ce17" table:formula="of:=AVERAGE([.N6:.N10])" office:value-type="float" office:value="0.03814654">
            <text:p>0.03815</text:p>
          </table:table-cell>
          <table:table-cell table:style-name="ce17" table:formula="of:=AVERAGE([.O6:.O10])" office:value-type="float" office:value="0.02563442">
            <text:p>0.02563</text:p>
          </table:table-cell>
          <table:table-cell table:style-name="ce17" table:formula="of:=AVERAGE([.P6:.P10])" office:value-type="float" office:value="0.02076046">
            <text:p>0.02076</text:p>
          </table:table-cell>
          <table:table-cell table:style-name="ce17"/>
          <table:table-cell table:style-name="ce17" table:formula="of:=AVERAGE([.R6:.R10])" office:value-type="float" office:value="0.03570304">
            <text:p>0.03570</text:p>
          </table:table-cell>
          <table:table-cell table:style-name="ce17" table:formula="of:=AVERAGE([.S6:.S10])" office:value-type="float" office:value="0.02333796">
            <text:p>0.02334</text:p>
          </table:table-cell>
          <table:table-cell table:style-name="ce17" table:formula="of:=AVERAGE([.T6:.T10])" office:value-type="float" office:value="0.01883724">
            <text:p>0.01884</text:p>
          </table:table-cell>
          <table:table-cell table:style-name="ce17"/>
          <table:table-cell table:style-name="ce17" table:formula="of:=AVERAGE([.V6:.V10])" office:value-type="float" office:value="0.04087712">
            <text:p>0.04088</text:p>
          </table:table-cell>
          <table:table-cell table:style-name="ce17" table:formula="of:=AVERAGE([.W6:.W10])" office:value-type="float" office:value="0.03415172">
            <text:p>0.03415</text:p>
          </table:table-cell>
          <table:table-cell table:style-name="ce17" table:formula="of:=AVERAGE([.X6:.X10])" office:value-type="float" office:value="0.03322578">
            <text:p>0.03323</text:p>
          </table:table-cell>
          <table:table-cell table:style-name="ce17"/>
          <table:table-cell table:style-name="ce17" table:formula="of:=AVERAGE([.Z6:.Z10])" office:value-type="float" office:value="0.0393376">
            <text:p>0.03934</text:p>
          </table:table-cell>
          <table:table-cell table:style-name="ce17" table:formula="of:=AVERAGE([.AA6:.AA10])" office:value-type="float" office:value="0.02651066">
            <text:p>0.02651</text:p>
          </table:table-cell>
          <table:table-cell table:style-name="ce17" table:formula="of:=AVERAGE([.AB6:.AB10])" office:value-type="float" office:value="0.02156882">
            <text:p>0.02157</text:p>
          </table:table-cell>
          <table:table-cell table:style-name="ce17"/>
          <table:table-cell table:style-name="ce17" table:formula="of:=AVERAGE([.AD6:.AD10])" office:value-type="float" office:value="0.03926252">
            <text:p>0.03926</text:p>
          </table:table-cell>
          <table:table-cell table:style-name="ce17" table:formula="of:=AVERAGE([.AE6:.AE10])" office:value-type="float" office:value="0.02560572">
            <text:p>0.02561</text:p>
          </table:table-cell>
          <table:table-cell table:style-name="ce17" table:formula="of:=AVERAGE([.AF6:.AF10])" office:value-type="float" office:value="0.02064684">
            <text:p>0.02065</text:p>
          </table:table-cell>
          <table:table-cell table:style-name="ce17"/>
          <table:table-cell table:style-name="ce17" table:formula="of:=AVERAGE([.AH6:.AH10])" office:value-type="float" office:value="0.04684376">
            <text:p>0.04684</text:p>
          </table:table-cell>
          <table:table-cell table:style-name="ce17" table:formula="of:=AVERAGE([.AI6:.AI10])" office:value-type="float" office:value="0.0384225">
            <text:p>0.03842</text:p>
          </table:table-cell>
          <table:table-cell table:style-name="ce17" table:formula="of:=AVERAGE([.AJ6:.AJ10])" office:value-type="float" office:value="0.03733034">
            <text:p>0.03733</text:p>
          </table:table-cell>
          <table:table-cell table:style-name="ce17"/>
          <table:table-cell table:style-name="ce17" table:formula="of:=AVERAGE([.AL6:.AL10])" office:value-type="float" office:value="0.04289112">
            <text:p>0.04289</text:p>
          </table:table-cell>
          <table:table-cell table:style-name="ce17" table:formula="of:=AVERAGE([.AM6:.AM10])" office:value-type="float" office:value="0.02919264">
            <text:p>0.02919</text:p>
          </table:table-cell>
          <table:table-cell table:style-name="ce17" table:formula="of:=AVERAGE([.AN6:.AN10])" office:value-type="float" office:value="0.02403046">
            <text:p>0.02403</text:p>
          </table:table-cell>
          <table:table-cell table:style-name="ce17"/>
          <table:table-cell table:style-name="ce17" table:formula="of:=AVERAGE([.AP6:.AP10])" office:value-type="float" office:value="0.04554878">
            <text:p>0.04555</text:p>
          </table:table-cell>
          <table:table-cell table:style-name="ce17" table:formula="of:=AVERAGE([.AQ6:.AQ10])" office:value-type="float" office:value="0.02929178">
            <text:p>0.02929</text:p>
          </table:table-cell>
          <table:table-cell table:style-name="ce17" table:formula="of:=AVERAGE([.AR6:.AR10])" office:value-type="float" office:value="0.02341568">
            <text:p>0.02342</text:p>
          </table:table-cell>
          <table:table-cell table:style-name="ce17"/>
          <table:table-cell table:style-name="ce17" table:formula="of:=AVERAGE([.AT6:.AT10])" office:value-type="float" office:value="0.05260932">
            <text:p>0.05261</text:p>
          </table:table-cell>
          <table:table-cell table:style-name="ce17" table:formula="of:=AVERAGE([.AU6:.AU10])" office:value-type="float" office:value="0.04042504">
            <text:p>0.04043</text:p>
          </table:table-cell>
          <table:table-cell table:style-name="ce17" table:formula="of:=AVERAGE([.AV6:.AV10])" office:value-type="float" office:value="0.038508">
            <text:p>0.03851</text:p>
          </table:table-cell>
          <table:table-cell table:style-name="ce17"/>
          <table:table-cell table:style-name="ce17" table:formula="of:=AVERAGE([.AX6:.AX10])" office:value-type="float" office:value="0.04446912">
            <text:p>0.04447</text:p>
          </table:table-cell>
          <table:table-cell table:style-name="ce17" table:formula="of:=AVERAGE([.AY6:.AY10])" office:value-type="float" office:value="0.0300404">
            <text:p>0.03004</text:p>
          </table:table-cell>
          <table:table-cell table:style-name="ce17" table:formula="of:=AVERAGE([.AZ6:.AZ10])" office:value-type="float" office:value="0.02471764">
            <text:p>0.02472</text:p>
          </table:table-cell>
          <table:table-cell table:style-name="ce17"/>
          <table:table-cell table:style-name="ce17" table:formula="of:=AVERAGE([.BB6:.BB10])" office:value-type="float" office:value="0.05812968">
            <text:p>0.05813</text:p>
          </table:table-cell>
          <table:table-cell table:style-name="ce17" table:formula="of:=AVERAGE([.BC6:.BC10])" office:value-type="float" office:value="0.03659444">
            <text:p>0.03659</text:p>
          </table:table-cell>
          <table:table-cell table:style-name="ce17" table:formula="of:=AVERAGE([.BD6:.BD10])" office:value-type="float" office:value="0.02865306">
            <text:p>0.02865</text:p>
          </table:table-cell>
          <table:table-cell table:style-name="ce17"/>
          <table:table-cell table:style-name="ce17" table:formula="of:=AVERAGE([.BF6:.BF10])" office:value-type="float" office:value="0.07193378">
            <text:p>0.07193</text:p>
          </table:table-cell>
          <table:table-cell table:style-name="ce17" table:formula="of:=AVERAGE([.BG6:.BG10])" office:value-type="float" office:value="0.05691066">
            <text:p>0.05691</text:p>
          </table:table-cell>
          <table:table-cell table:style-name="ce17" table:formula="of:=AVERAGE([.BH6:.BH10])" office:value-type="float" office:value="0.05480446">
            <text:p>0.05480</text:p>
          </table:table-cell>
          <table:table-cell table:style-name="ce17"/>
          <table:table-cell table:style-name="ce17" table:formula="of:=AVERAGE([.BJ6:.BJ10])" office:value-type="float" office:value="0.04965594">
            <text:p>0.04966</text:p>
          </table:table-cell>
          <table:table-cell table:style-name="ce17" table:formula="of:=AVERAGE([.BK6:.BK10])" office:value-type="float" office:value="0.03402924">
            <text:p>0.03403</text:p>
          </table:table-cell>
          <table:table-cell table:style-name="ce17" table:formula="of:=AVERAGE([.BL6:.BL10])" office:value-type="float" office:value="0.02832324">
            <text:p>0.02832</text:p>
          </table:table-cell>
          <table:table-cell table:style-name="ce17"/>
          <table:table-cell table:style-name="ce17" table:formula="of:=AVERAGE([.BN6:.BN10])" office:value-type="float" office:value="0.0703183">
            <text:p>0.07032</text:p>
          </table:table-cell>
          <table:table-cell table:style-name="ce17" table:formula="of:=AVERAGE([.BO6:.BO10])" office:value-type="float" office:value="0.04393274">
            <text:p>0.04393</text:p>
          </table:table-cell>
          <table:table-cell table:style-name="ce17" table:formula="of:=AVERAGE([.BP6:.BP10])" office:value-type="float" office:value="0.03425708">
            <text:p>0.03426</text:p>
          </table:table-cell>
          <table:table-cell table:style-name="ce17"/>
          <table:table-cell table:style-name="ce17" table:formula="of:=AVERAGE([.BR6:.BR10])" office:value-type="float" office:value="0.08207464">
            <text:p>0.08207</text:p>
          </table:table-cell>
          <table:table-cell table:style-name="ce17" table:formula="of:=AVERAGE([.BS6:.BS10])" office:value-type="float" office:value="0.06416774">
            <text:p>0.06417</text:p>
          </table:table-cell>
          <table:table-cell table:style-name="ce17" table:formula="of:=AVERAGE([.BT6:.BT10])" office:value-type="float" office:value="0.06122956">
            <text:p>0.06123</text:p>
          </table:table-cell>
          <table:table-cell table:number-columns-repeated="952"/>
        </table:table-row>
        <table:table-row table:style-name="ro2">
          <table:table-cell table:style-name="ce4" office:value-type="string">
            <text:p>variance</text:p>
          </table:table-cell>
          <table:table-cell table:style-name="ce18" table:formula="of:=VARP([.B6:.B10])" office:value-type="float" office:value="0.00000000669947360000022">
            <text:p>6.70E-09</text:p>
          </table:table-cell>
          <table:table-cell table:style-name="ce18" table:formula="of:=VARP([.C6:.C10])" office:value-type="float" office:value="0.00000000173727839999996">
            <text:p>1.74E-09</text:p>
          </table:table-cell>
          <table:table-cell table:style-name="ce18" table:formula="of:=VARP([.D6:.D10])" office:value-type="float" office:value="0.000000000381398399999993">
            <text:p>3.81E-10</text:p>
          </table:table-cell>
          <table:table-cell table:style-name="ce18"/>
          <table:table-cell table:style-name="ce18" table:formula="of:=VARP([.F6:.F10])" office:value-type="float" office:value="0.000000116749859999999">
            <text:p>1.17E-07</text:p>
          </table:table-cell>
          <table:table-cell table:style-name="ce18" table:formula="of:=VARP([.G6:.G10])" office:value-type="float" office:value="0.0000000443116216000002">
            <text:p>4.43E-08</text:p>
          </table:table-cell>
          <table:table-cell table:style-name="ce18" table:formula="of:=VARP([.H6:.H10])" office:value-type="float" office:value="0.0000000282203064000001">
            <text:p>2.82E-08</text:p>
          </table:table-cell>
          <table:table-cell table:style-name="ce18"/>
          <table:table-cell table:style-name="ce18" table:formula="of:=VARP([.J6:.J10])" office:value-type="float" office:value="0.0000029558533304">
            <text:p>2.96E-06</text:p>
          </table:table-cell>
          <table:table-cell table:style-name="ce18" table:formula="of:=VARP([.K6:.K10])" office:value-type="float" office:value="0.0000027008634424">
            <text:p>2.70E-06</text:p>
          </table:table-cell>
          <table:table-cell table:style-name="ce18" table:formula="of:=VARP([.L6:.L10])" office:value-type="float" office:value="0.0000027087842696">
            <text:p>2.71E-06</text:p>
          </table:table-cell>
          <table:table-cell table:style-name="ce18"/>
          <table:table-cell table:style-name="ce18" table:formula="of:=VARP([.N6:.N10])" office:value-type="float" office:value="0.000000102899150400001">
            <text:p>1.03E-07</text:p>
          </table:table-cell>
          <table:table-cell table:style-name="ce18" table:formula="of:=VARP([.O6:.O10])" office:value-type="float" office:value="0.0000000576145576000001">
            <text:p>5.76E-08</text:p>
          </table:table-cell>
          <table:table-cell table:style-name="ce18" table:formula="of:=VARP([.P6:.P10])" office:value-type="float" office:value="0.0000000443941664">
            <text:p>4.44E-08</text:p>
          </table:table-cell>
          <table:table-cell table:style-name="ce18"/>
          <table:table-cell table:style-name="ce18" table:formula="of:=VARP([.R6:.R10])" office:value-type="float" office:value="0.0000014022142624">
            <text:p>1.40E-06</text:p>
          </table:table-cell>
          <table:table-cell table:style-name="ce18" table:formula="of:=VARP([.S6:.S10])" office:value-type="float" office:value="0.000000564013794400001">
            <text:p>5.64E-07</text:p>
          </table:table-cell>
          <table:table-cell table:style-name="ce18" table:formula="of:=VARP([.T6:.T10])" office:value-type="float" office:value="0.000000351799110400001">
            <text:p>3.52E-07</text:p>
          </table:table-cell>
          <table:table-cell table:style-name="ce18"/>
          <table:table-cell table:style-name="ce18" table:formula="of:=VARP([.V6:.V10])" office:value-type="float" office:value="0.00000401032351759999">
            <text:p>4.01E-06</text:p>
          </table:table-cell>
          <table:table-cell table:style-name="ce18" table:formula="of:=VARP([.W6:.W10])" office:value-type="float" office:value="0.0000014486338056">
            <text:p>1.45E-06</text:p>
          </table:table-cell>
          <table:table-cell table:style-name="ce18" table:formula="of:=VARP([.X6:.X10])" office:value-type="float" office:value="0.0000011823496376">
            <text:p>1.18E-06</text:p>
          </table:table-cell>
          <table:table-cell table:style-name="ce18"/>
          <table:table-cell table:style-name="ce18" table:formula="of:=VARP([.Z6:.Z10])" office:value-type="float" office:value="0.000000131948108000001">
            <text:p>1.32E-07</text:p>
          </table:table-cell>
          <table:table-cell table:style-name="ce18" table:formula="of:=VARP([.AA6:.AA10])" office:value-type="float" office:value="0.0000001031291584">
            <text:p>1.03E-07</text:p>
          </table:table-cell>
          <table:table-cell table:style-name="ce18" table:formula="of:=VARP([.AB6:.AB10])" office:value-type="float" office:value="0.0000001068255576">
            <text:p>1.07E-07</text:p>
          </table:table-cell>
          <table:table-cell table:style-name="ce18"/>
          <table:table-cell table:style-name="ce18" table:formula="of:=VARP([.AD6:.AD10])" office:value-type="float" office:value="0.0000083206566936">
            <text:p>8.32E-06</text:p>
          </table:table-cell>
          <table:table-cell table:style-name="ce18" table:formula="of:=VARP([.AE6:.AE10])" office:value-type="float" office:value="0.0000032248425496">
            <text:p>3.22E-06</text:p>
          </table:table-cell>
          <table:table-cell table:style-name="ce18" table:formula="of:=VARP([.AF6:.AF10])" office:value-type="float" office:value="0.0000019035198424">
            <text:p>1.90E-06</text:p>
          </table:table-cell>
          <table:table-cell table:style-name="ce18"/>
          <table:table-cell table:style-name="ce18" table:formula="of:=VARP([.AH6:.AH10])" office:value-type="float" office:value="0.0000113825052184">
            <text:p>1.14E-05</text:p>
          </table:table-cell>
          <table:table-cell table:style-name="ce18" table:formula="of:=VARP([.AI6:.AI10])" office:value-type="float" office:value="0.000014141562572">
            <text:p>1.41E-05</text:p>
          </table:table-cell>
          <table:table-cell table:style-name="ce18" table:formula="of:=VARP([.AJ6:.AJ10])" office:value-type="float" office:value="0.0000154682865784">
            <text:p>1.55E-05</text:p>
          </table:table-cell>
          <table:table-cell table:style-name="ce18"/>
          <table:table-cell table:style-name="ce18" table:formula="of:=VARP([.AL6:.AL10])" office:value-type="float" office:value="0.0000017770777096">
            <text:p>1.78E-06</text:p>
          </table:table-cell>
          <table:table-cell table:style-name="ce18" table:formula="of:=VARP([.AM6:.AM10])" office:value-type="float" office:value="0.0000012040897784">
            <text:p>1.20E-06</text:p>
          </table:table-cell>
          <table:table-cell table:style-name="ce18" table:formula="of:=VARP([.AN6:.AN10])" office:value-type="float" office:value="0.0000011116318664">
            <text:p>1.11E-06</text:p>
          </table:table-cell>
          <table:table-cell table:style-name="ce18"/>
          <table:table-cell table:style-name="ce18" table:formula="of:=VARP([.AP6:.AP10])" office:value-type="float" office:value="0.0000215172634296">
            <text:p>2.15E-05</text:p>
          </table:table-cell>
          <table:table-cell table:style-name="ce18" table:formula="of:=VARP([.AQ6:.AQ10])" office:value-type="float" office:value="0.0000066969529296">
            <text:p>6.70E-06</text:p>
          </table:table-cell>
          <table:table-cell table:style-name="ce18" table:formula="of:=VARP([.AR6:.AR10])" office:value-type="float" office:value="0.0000032246118336">
            <text:p>3.22E-06</text:p>
          </table:table-cell>
          <table:table-cell table:style-name="ce18"/>
          <table:table-cell table:style-name="ce18" table:formula="of:=VARP([.AT6:.AT10])" office:value-type="float" office:value="0.0000494626675096">
            <text:p>4.95E-05</text:p>
          </table:table-cell>
          <table:table-cell table:style-name="ce18" table:formula="of:=VARP([.AU6:.AU10])" office:value-type="float" office:value="0.0000211566415264">
            <text:p>2.12E-05</text:p>
          </table:table-cell>
          <table:table-cell table:style-name="ce18" table:formula="of:=VARP([.AV6:.AV10])" office:value-type="float" office:value="0.000018238940792">
            <text:p>1.82E-05</text:p>
          </table:table-cell>
          <table:table-cell table:style-name="ce18"/>
          <table:table-cell table:style-name="ce18" table:formula="of:=VARP([.AX6:.AX10])" office:value-type="float" office:value="0.0000010000054616">
            <text:p>1.00E-06</text:p>
          </table:table-cell>
          <table:table-cell table:style-name="ce18" table:formula="of:=VARP([.AY6:.AY10])" office:value-type="float" office:value="0.000000516925752000001">
            <text:p>5.17E-07</text:p>
          </table:table-cell>
          <table:table-cell table:style-name="ce18" table:formula="of:=VARP([.AZ6:.AZ10])" office:value-type="float" office:value="0.0000004667990184">
            <text:p>4.67E-07</text:p>
          </table:table-cell>
          <table:table-cell table:style-name="ce18"/>
          <table:table-cell table:style-name="ce18" table:formula="of:=VARP([.BB6:.BB10])" office:value-type="float" office:value="0.0000114339173296">
            <text:p>1.14E-05</text:p>
          </table:table-cell>
          <table:table-cell table:style-name="ce18" table:formula="of:=VARP([.BC6:.BC10])" office:value-type="float" office:value="0.0000041798109944">
            <text:p>4.18E-06</text:p>
          </table:table-cell>
          <table:table-cell table:style-name="ce18" table:formula="of:=VARP([.BD6:.BD10])" office:value-type="float" office:value="0.00000275170212239999">
            <text:p>2.75E-06</text:p>
          </table:table-cell>
          <table:table-cell table:style-name="ce18"/>
          <table:table-cell table:style-name="ce18" table:formula="of:=VARP([.BF6:.BF10])" office:value-type="float" office:value="0.0000765060151336">
            <text:p>7.65E-05</text:p>
          </table:table-cell>
          <table:table-cell table:style-name="ce18" table:formula="of:=VARP([.BG6:.BG10])" office:value-type="float" office:value="0.0000394591987624">
            <text:p>3.95E-05</text:p>
          </table:table-cell>
          <table:table-cell table:style-name="ce18" table:formula="of:=VARP([.BH6:.BH10])" office:value-type="float" office:value="0.0000364253774824">
            <text:p>3.64E-05</text:p>
          </table:table-cell>
          <table:table-cell table:style-name="ce18"/>
          <table:table-cell table:style-name="ce18" table:formula="of:=VARP([.BJ6:.BJ10])" office:value-type="float" office:value="0.0000164913342864">
            <text:p>1.65E-05</text:p>
          </table:table-cell>
          <table:table-cell table:style-name="ce18" table:formula="of:=VARP([.BK6:.BK10])" office:value-type="float" office:value="0.0000078789098264">
            <text:p>7.88E-06</text:p>
          </table:table-cell>
          <table:table-cell table:style-name="ce18" table:formula="of:=VARP([.BL6:.BL10])" office:value-type="float" office:value="0.0000054429518544">
            <text:p>5.44E-06</text:p>
          </table:table-cell>
          <table:table-cell table:style-name="ce18"/>
          <table:table-cell table:style-name="ce18" table:formula="of:=VARP([.BN6:.BN10])" office:value-type="float" office:value="0.00016479173992">
            <text:p>1.65E-04</text:p>
          </table:table-cell>
          <table:table-cell table:style-name="ce18" table:formula="of:=VARP([.BO6:.BO10])" office:value-type="float" office:value="0.0000596738318784">
            <text:p>5.97E-05</text:p>
          </table:table-cell>
          <table:table-cell table:style-name="ce18" table:formula="of:=VARP([.BP6:.BP10])" office:value-type="float" office:value="0.0000340222154096">
            <text:p>3.40E-05</text:p>
          </table:table-cell>
          <table:table-cell table:style-name="ce18"/>
          <table:table-cell table:style-name="ce18" table:formula="of:=VARP([.BR6:.BR10])" office:value-type="float" office:value="0.0002499779799304">
            <text:p>2.50E-04</text:p>
          </table:table-cell>
          <table:table-cell table:style-name="ce18" table:formula="of:=VARP([.BS6:.BS10])" office:value-type="float" office:value="0.0001102798168904">
            <text:p>1.10E-04</text:p>
          </table:table-cell>
          <table:table-cell table:style-name="ce18" table:formula="of:=VARP([.BT6:.BT10])" office:value-type="float" office:value="0.0000905136336304">
            <text:p>9.05E-05</text:p>
          </table:table-cell>
          <table:table-cell table:style-name="ce45" table:number-columns-repeated="952"/>
        </table:table-row>
        <table:table-row table:style-name="ro2">
          <table:table-cell table:style-name="ce5"/>
          <table:table-cell table:style-name="ce13"/>
          <table:table-cell table:style-name="Default" table:number-columns-repeated="2"/>
          <table:table-cell table:style-name="ce29"/>
          <table:table-cell table:style-name="ce37"/>
          <table:table-cell table:number-columns-repeated="2"/>
          <table:table-cell table:style-name="ce29"/>
          <table:table-cell table:style-name="ce37"/>
          <table:table-cell table:number-columns-repeated="1014"/>
        </table:table-row>
        <table:table-row table:style-name="ro2">
          <table:table-cell table:style-name="ce5"/>
          <table:table-cell table:style-name="Default" table:number-columns-repeated="3"/>
          <table:table-cell table:style-name="ce29"/>
          <table:table-cell table:style-name="ce37"/>
          <table:table-cell table:number-columns-repeated="2"/>
          <table:table-cell table:style-name="ce29"/>
          <table:table-cell table:style-name="ce37"/>
          <table:table-cell table:number-columns-repeated="53"/>
          <table:table-cell office:value-type="string">
            <text:p>L_1,tot:</text:p>
          </table:table-cell>
          <table:table-cell table:number-columns-repeated="960"/>
        </table:table-row>
        <table:table-row table:style-name="ro2">
          <table:table-cell table:style-name="ce5"/>
          <table:table-cell table:style-name="ce13"/>
          <table:table-cell table:style-name="Default" table:number-columns-repeated="2"/>
          <table:table-cell table:style-name="ce29"/>
          <table:table-cell table:style-name="ce37"/>
          <table:table-cell table:number-columns-repeated="2"/>
          <table:table-cell table:style-name="ce29"/>
          <table:table-cell table:style-name="ce37"/>
          <table:table-cell table:number-columns-repeated="1014"/>
        </table:table-row>
        <table:table-row table:style-name="ro3">
          <table:table-cell table:style-name="ce6" office:value-type="string">
            <text:p>Mean values for figures:</text:p>
          </table:table-cell>
          <table:table-cell table:style-name="ce19"/>
          <table:table-cell table:style-name="ce28"/>
          <table:table-cell table:style-name="Default"/>
          <table:table-cell table:style-name="ce31"/>
          <table:table-cell table:style-name="ce19"/>
          <table:table-cell table:style-name="ce28" table:number-columns-repeated="2"/>
          <table:table-cell table:style-name="ce31"/>
          <table:table-cell table:style-name="ce19"/>
          <table:table-cell table:style-name="ce28" table:number-columns-repeated="3"/>
          <table:table-cell table:number-columns-repeated="1011"/>
        </table:table-row>
        <table:table-row table:style-name="ro2">
          <table:table-cell table:style-name="ce7" office:value-type="string">
            <text:p>perturbation</text:p>
          </table:table-cell>
          <table:table-cell table:style-name="ce20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40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1"/>
          <table:table-cell table:style-name="ce41"/>
          <table:table-cell table:number-columns-repeated="1011"/>
        </table:table-row>
        <table:table-row table:style-name="ro2">
          <table:table-cell table:style-name="ce8"/>
          <table:table-cell table:style-name="ce21" office:value-type="string">
            <text:p>L1</text:p>
          </table:table-cell>
          <table:table-cell table:style-name="ce21" office:value-type="string">
            <text:p>L2</text:p>
          </table:table-cell>
          <table:table-cell table:style-name="ce21" office:value-type="string">
            <text:p>Linf</text:p>
          </table:table-cell>
          <table:table-cell table:style-name="ce32"/>
          <table:table-cell table:style-name="ce21" office:value-type="string">
            <text:p>L1_3</text:p>
          </table:table-cell>
          <table:table-cell table:style-name="ce21" office:value-type="string">
            <text:p>L2_3</text:p>
          </table:table-cell>
          <table:table-cell table:style-name="ce21" office:value-type="string">
            <text:p>Linf_3</text:p>
          </table:table-cell>
          <table:table-cell table:style-name="ce32"/>
          <table:table-cell table:style-name="ce21" office:value-type="string">
            <text:p>L1_2</text:p>
          </table:table-cell>
          <table:table-cell table:style-name="ce21" office:value-type="string">
            <text:p>L2_2</text:p>
          </table:table-cell>
          <table:table-cell table:style-name="ce42" office:value-type="string">
            <text:p>Linf_2</text:p>
          </table:table-cell>
          <table:table-cell table:style-name="ce42"/>
          <table:table-cell table:number-columns-repeated="1011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42"/>
          <table:table-cell table:number-columns-repeated="1011"/>
        </table:table-row>
        <table:table-row table:style-name="ro3">
          <table:table-cell table:style-name="ce9" office:value-type="float" office:value="0">
            <text:p>0.00</text:p>
          </table:table-cell>
          <table:table-cell table:style-name="ce22" office:value-type="float" office:value="0.0369181">
            <text:p>0.04</text:p>
          </table:table-cell>
          <table:table-cell table:style-name="ce22" office:value-type="float" office:value="0.0246914">
            <text:p>0.02</text:p>
          </table:table-cell>
          <table:table-cell table:style-name="ce22" office:value-type="float" office:value="0.019845">
            <text:p>0.02</text:p>
          </table:table-cell>
          <table:table-cell table:style-name="ce33"/>
          <table:table-cell table:style-name="ce22" office:value-type="float" office:value="0.0329381">
            <text:p>0.03</text:p>
          </table:table-cell>
          <table:table-cell table:style-name="ce22" office:value-type="float" office:value="0.0218165">
            <text:p>0.02</text:p>
          </table:table-cell>
          <table:table-cell table:style-name="ce22" office:value-type="float" office:value="0.017748">
            <text:p>0.02</text:p>
          </table:table-cell>
          <table:table-cell table:style-name="ce33"/>
          <table:table-cell table:style-name="ce22" office:value-type="float" office:value="0.0375265">
            <text:p>0.04</text:p>
          </table:table-cell>
          <table:table-cell table:style-name="ce22" office:value-type="float" office:value="0.0313671">
            <text:p>0.03</text:p>
          </table:table-cell>
          <table:table-cell table:style-name="ce22" office:value-type="float" office:value="0.030061">
            <text:p>0.03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10" office:value-type="float" office:value="0.05">
            <text:p>0.05</text:p>
          </table:table-cell>
          <table:table-cell table:style-name="ce23" table:formula="of:=[.B11]" office:value-type="float" office:value="0.03734932">
            <text:p>0.0373</text:p>
          </table:table-cell>
          <table:table-cell table:style-name="ce23" table:formula="of:=[.C11]" office:value-type="float" office:value="0.02506426">
            <text:p>0.0251</text:p>
          </table:table-cell>
          <table:table-cell table:style-name="ce23" table:formula="of:=[.D11]" office:value-type="float" office:value="0.02022986">
            <text:p>0.0202</text:p>
          </table:table-cell>
          <table:table-cell table:style-name="ce23"/>
          <table:table-cell table:style-name="ce23" table:formula="of:=[.F11]" office:value-type="float" office:value="0.0333473">
            <text:p>0.0333</text:p>
          </table:table-cell>
          <table:table-cell table:style-name="ce23" table:formula="of:=[.G11]" office:value-type="float" office:value="0.02202522">
            <text:p>0.0220</text:p>
          </table:table-cell>
          <table:table-cell table:style-name="ce23" table:formula="of:=[.H11]" office:value-type="float" office:value="0.01789256">
            <text:p>0.0179</text:p>
          </table:table-cell>
          <table:table-cell table:style-name="ce23"/>
          <table:table-cell table:style-name="ce23" table:formula="of:=[.J11]" office:value-type="float" office:value="0.03771694">
            <text:p>0.0377</text:p>
          </table:table-cell>
          <table:table-cell table:style-name="ce23" table:formula="of:=[.K11]" office:value-type="float" office:value="0.03159434">
            <text:p>0.0316</text:p>
          </table:table-cell>
          <table:table-cell table:style-name="ce23" table:formula="of:=[.L11]" office:value-type="float" office:value="0.03051152">
            <text:p>0.0305</text:p>
          </table:table-cell>
          <table:table-cell table:style-name="ce35"/>
          <table:table-cell table:number-columns-repeated="1011"/>
        </table:table-row>
        <table:table-row table:style-name="ro2">
          <table:table-cell table:style-name="ce10" office:value-type="float" office:value="0.1">
            <text:p>0.10</text:p>
          </table:table-cell>
          <table:table-cell table:style-name="ce23" table:formula="of:=[.N11]" office:value-type="float" office:value="0.03814654">
            <text:p>0.0381</text:p>
          </table:table-cell>
          <table:table-cell table:style-name="ce23" table:formula="of:=[.O11]" office:value-type="float" office:value="0.02563442">
            <text:p>0.0256</text:p>
          </table:table-cell>
          <table:table-cell table:style-name="ce23" table:formula="of:=[.P11]" office:value-type="float" office:value="0.02076046">
            <text:p>0.0208</text:p>
          </table:table-cell>
          <table:table-cell table:style-name="ce23"/>
          <table:table-cell table:style-name="ce23" table:formula="of:=[.R11]" office:value-type="float" office:value="0.03570304">
            <text:p>0.0357</text:p>
          </table:table-cell>
          <table:table-cell table:style-name="ce23" table:formula="of:=[.S11]" office:value-type="float" office:value="0.02333796">
            <text:p>0.0233</text:p>
          </table:table-cell>
          <table:table-cell table:style-name="ce23" table:formula="of:=[.T11]" office:value-type="float" office:value="0.01883724">
            <text:p>0.0188</text:p>
          </table:table-cell>
          <table:table-cell table:style-name="ce23"/>
          <table:table-cell table:style-name="ce23" table:formula="of:=[.V11]" office:value-type="float" office:value="0.04087712">
            <text:p>0.0409</text:p>
          </table:table-cell>
          <table:table-cell table:style-name="ce23" table:formula="of:=[.W11]" office:value-type="float" office:value="0.03415172">
            <text:p>0.0342</text:p>
          </table:table-cell>
          <table:table-cell table:style-name="ce23" table:formula="of:=[.X11]" office:value-type="float" office:value="0.03322578">
            <text:p>0.0332</text:p>
          </table:table-cell>
          <table:table-cell table:style-name="ce35"/>
          <table:table-cell table:number-columns-repeated="1011"/>
        </table:table-row>
        <table:table-row table:style-name="ro2">
          <table:table-cell table:style-name="ce10" office:value-type="float" office:value="0.15">
            <text:p>0.15</text:p>
          </table:table-cell>
          <table:table-cell table:style-name="ce23" table:formula="of:=[.Z11]" office:value-type="float" office:value="0.0393376">
            <text:p>0.0393</text:p>
          </table:table-cell>
          <table:table-cell table:style-name="ce23" table:formula="of:=[.AA11]" office:value-type="float" office:value="0.02651066">
            <text:p>0.0265</text:p>
          </table:table-cell>
          <table:table-cell table:style-name="ce23" table:formula="of:=[.AB11]" office:value-type="float" office:value="0.02156882">
            <text:p>0.0216</text:p>
          </table:table-cell>
          <table:table-cell table:style-name="ce23"/>
          <table:table-cell table:style-name="ce23" table:formula="of:=[.AD11]" office:value-type="float" office:value="0.03926252">
            <text:p>0.0393</text:p>
          </table:table-cell>
          <table:table-cell table:style-name="ce23" table:formula="of:=[.AE11]" office:value-type="float" office:value="0.02560572">
            <text:p>0.0256</text:p>
          </table:table-cell>
          <table:table-cell table:style-name="ce23" table:formula="of:=[.AF11]" office:value-type="float" office:value="0.02064684">
            <text:p>0.0206</text:p>
          </table:table-cell>
          <table:table-cell table:style-name="ce23"/>
          <table:table-cell table:style-name="ce23" table:formula="of:=[.AH11]" office:value-type="float" office:value="0.04684376">
            <text:p>0.0468</text:p>
          </table:table-cell>
          <table:table-cell table:style-name="ce23" table:formula="of:=[.AI11]" office:value-type="float" office:value="0.0384225">
            <text:p>0.0384</text:p>
          </table:table-cell>
          <table:table-cell table:style-name="ce23" table:formula="of:=[.AJ11]" office:value-type="float" office:value="0.03733034">
            <text:p>0.0373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0" office:value-type="float" office:value="0.2">
            <text:p>0.20</text:p>
          </table:table-cell>
          <table:table-cell table:style-name="ce24" table:formula="of:=[.AL11]" office:value-type="float" office:value="0.04289112">
            <text:p>0.0429</text:p>
          </table:table-cell>
          <table:table-cell table:style-name="ce24" table:formula="of:=[.AM11]" office:value-type="float" office:value="0.02919264">
            <text:p>0.0292</text:p>
          </table:table-cell>
          <table:table-cell table:style-name="ce24" table:formula="of:=[.AN11]" office:value-type="float" office:value="0.02403046">
            <text:p>0.0240</text:p>
          </table:table-cell>
          <table:table-cell table:style-name="ce24"/>
          <table:table-cell table:style-name="ce24" table:formula="of:=[.AP11]" office:value-type="float" office:value="0.04554878">
            <text:p>0.0455</text:p>
          </table:table-cell>
          <table:table-cell table:style-name="ce24" table:formula="of:=[.AQ11]" office:value-type="float" office:value="0.02929178">
            <text:p>0.0293</text:p>
          </table:table-cell>
          <table:table-cell table:style-name="ce24" table:formula="of:=[.AR11]" office:value-type="float" office:value="0.02341568">
            <text:p>0.0234</text:p>
          </table:table-cell>
          <table:table-cell table:style-name="ce24"/>
          <table:table-cell table:style-name="ce24" table:formula="of:=[.AT11]" office:value-type="float" office:value="0.05260932">
            <text:p>0.0526</text:p>
          </table:table-cell>
          <table:table-cell table:style-name="ce24" table:formula="of:=[.AU11]" office:value-type="float" office:value="0.04042504">
            <text:p>0.0404</text:p>
          </table:table-cell>
          <table:table-cell table:style-name="ce24" table:formula="of:=[.AV11]" office:value-type="float" office:value="0.038508">
            <text:p>0.0385</text:p>
          </table:table-cell>
          <table:table-cell table:style-name="ce44"/>
          <table:table-cell table:number-columns-repeated="1011"/>
        </table:table-row>
        <table:table-row table:style-name="ro3">
          <table:table-cell table:style-name="ce10" office:value-type="float" office:value="0.25">
            <text:p>0.25</text:p>
          </table:table-cell>
          <table:table-cell table:style-name="ce24" table:formula="of:=[.AX11]" office:value-type="float" office:value="0.04446912">
            <text:p>0.0445</text:p>
          </table:table-cell>
          <table:table-cell table:style-name="ce24" table:formula="of:=[.AY11]" office:value-type="float" office:value="0.0300404">
            <text:p>0.0300</text:p>
          </table:table-cell>
          <table:table-cell table:style-name="ce24" table:formula="of:=[.AZ11]" office:value-type="float" office:value="0.02471764">
            <text:p>0.0247</text:p>
          </table:table-cell>
          <table:table-cell table:style-name="ce24"/>
          <table:table-cell table:style-name="ce24" table:formula="of:=[.BB11]" office:value-type="float" office:value="0.05812968">
            <text:p>0.0581</text:p>
          </table:table-cell>
          <table:table-cell table:style-name="ce24" table:formula="of:=[.BC11]" office:value-type="float" office:value="0.03659444">
            <text:p>0.0366</text:p>
          </table:table-cell>
          <table:table-cell table:style-name="ce24" table:formula="of:=[.BD11]" office:value-type="float" office:value="0.02865306">
            <text:p>0.0287</text:p>
          </table:table-cell>
          <table:table-cell table:style-name="ce24"/>
          <table:table-cell table:style-name="ce24" table:formula="of:=[.BF11]" office:value-type="float" office:value="0.07193378">
            <text:p>0.0719</text:p>
          </table:table-cell>
          <table:table-cell table:style-name="ce24" table:formula="of:=[.BG11]" office:value-type="float" office:value="0.05691066">
            <text:p>0.0569</text:p>
          </table:table-cell>
          <table:table-cell table:style-name="ce24" table:formula="of:=[.BH11]" office:value-type="float" office:value="0.05480446">
            <text:p>0.0548</text:p>
          </table:table-cell>
          <table:table-cell table:style-name="ce44"/>
          <table:table-cell table:number-columns-repeated="1011"/>
        </table:table-row>
        <table:table-row table:style-name="ro3">
          <table:table-cell table:style-name="ce11" office:value-type="float" office:value="0.3">
            <text:p>0.30</text:p>
          </table:table-cell>
          <table:table-cell table:style-name="ce25" table:formula="of:=[.BJ11]" office:value-type="float" office:value="0.04965594">
            <text:p>4.97E-002</text:p>
          </table:table-cell>
          <table:table-cell table:style-name="ce25" table:formula="of:=[.BK11]" office:value-type="float" office:value="0.03402924">
            <text:p>3.40E-002</text:p>
          </table:table-cell>
          <table:table-cell table:style-name="ce25" table:formula="of:=[.BL11]" office:value-type="float" office:value="0.02832324">
            <text:p>2.83E-002</text:p>
          </table:table-cell>
          <table:table-cell table:style-name="ce25"/>
          <table:table-cell table:style-name="ce25" table:formula="of:=[.BN11]" office:value-type="float" office:value="0.0703183">
            <text:p>7.03E-002</text:p>
          </table:table-cell>
          <table:table-cell table:style-name="ce25" table:formula="of:=[.BO11]" office:value-type="float" office:value="0.04393274">
            <text:p>4.39E-002</text:p>
          </table:table-cell>
          <table:table-cell table:style-name="ce25" table:formula="of:=[.BP11]" office:value-type="float" office:value="0.03425708">
            <text:p>3.43E-002</text:p>
          </table:table-cell>
          <table:table-cell table:style-name="ce25"/>
          <table:table-cell table:style-name="ce25" table:formula="of:=[.BR11]" office:value-type="float" office:value="0.08207464">
            <text:p>8.21E-002</text:p>
          </table:table-cell>
          <table:table-cell table:style-name="ce25" table:formula="of:=[.BS11]" office:value-type="float" office:value="0.06416774">
            <text:p>6.42E-002</text:p>
          </table:table-cell>
          <table:table-cell table:style-name="ce25" table:formula="of:=[.BT11]" office:value-type="float" office:value="0.06122956">
            <text:p>6.12E-00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10"/>
          <table:table-cell table:number-columns-repeated="3"/>
          <table:table-cell table:style-name="ce34"/>
          <table:table-cell table:number-columns-repeated="3"/>
          <table:table-cell table:style-name="ce35"/>
          <table:table-cell table:number-columns-repeated="2"/>
          <table:table-cell table:style-name="ce43" table:number-columns-repeated="2"/>
          <table:table-cell table:number-columns-repeated="1011"/>
        </table:table-row>
        <table:table-row table:style-name="ro2">
          <table:table-cell table:style-name="ce10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2"/>
          <table:table-cell table:style-name="ce43" table:number-columns-repeated="2"/>
          <table:table-cell table:number-columns-repeated="1011"/>
        </table:table-row>
        <table:table-row table:style-name="ro2">
          <table:table-cell table:style-name="ce11"/>
          <table:table-cell table:style-name="ce21" table:number-columns-repeated="3"/>
          <table:table-cell table:style-name="ce36"/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42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51" table:end-x="0.5815in" table:end-y="0.1469in" draw:z-index="0" draw:style-name="gr1" svg:width="3.9996in" svg:height="3.2508in" svg:x="0in" svg:y="0.0843in">
              <draw:object draw:notify-on-update-of-ranges="Sheet1.B18:Sheet1.B18 Sheet1.B20:Sheet1.B29 Sheet1.A20:Sheet1.A29 Sheet1.C18:Sheet1.C18 Sheet1.C20:Sheet1.C29 Sheet1.A20:Sheet1.A29 Sheet1.D18:Sheet1.D18 Sheet1.D20:Sheet1.D29 Sheet1.A20:Sheet1.A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51" table:end-x="0.4185in" table:end-y="0.0843in" draw:z-index="1" draw:style-name="gr1" svg:width="3.6764in" svg:height="3.1161in" svg:x="0.7902in" svg:y="0.1563in">
              <draw:object draw:notify-on-update-of-ranges="Sheet1.F18:Sheet1.F18 Sheet1.F20:Sheet1.F29 Sheet1.A20:Sheet1.A29 Sheet1.G18:Sheet1.G18 Sheet1.G20:Sheet1.G29 Sheet1.A20:Sheet1.A29 Sheet1.H18:Sheet1.H18 Sheet1.H20:Sheet1.H29 Sheet1.A20:Sheet1.A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O52" table:end-x="0.4634in" table:end-y="0.0531in" draw:z-index="2" draw:style-name="gr1" svg:width="3.7846in" svg:height="3.2508in" svg:x="0.4409in" svg:y="0.1677in">
              <draw:object draw:notify-on-update-of-ranges="Sheet1.J18:Sheet1.J18 Sheet1.J20:Sheet1.J29 Sheet1.A20:Sheet1.A29 Sheet1.K18:Sheet1.K18 Sheet1.K20:Sheet1.K29 Sheet1.A20:Sheet1.A29 Sheet1.L18:Sheet1.L18 Sheet1.L20:Sheet1.L29 Sheet1.A20:Sheet1.A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08/16/2010</text:date>, <text:time>13:5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6T13:50:07</dc:date>
    <meta:editing-duration>PT06H30M14S</meta:editing-duration>
    <meta:editing-cycles>61</meta:editing-cycles>
    <meta:generator>OpenOffice.org/3.1$Linux OpenOffice.org_project/310m21$Build-9319</meta:generator>
    <meta:document-statistic meta:table-count="3" meta:cell-count="5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8cm" chart:class="chart:scatter" chart:style-name="ch1">
        <chart:legend chart:legend-position="top" svg:x="6.356cm" svg:y="0.666cm" chart:style-name="ch2"/>
        <chart:plot-area chart:style-name="ch3" table:cell-range-address="Sheet1.A20:Sheet1.D29 Sheet1.B18:Sheet1.D18" chart:data-source-has-labels="row" svg:x="0.374cm" svg:y="0.289cm" svg:width="9.548cm" svg:height="7.668cm">
          <chart:axis chart:dimension="x" chart:name="primary-x" chart:style-name="ch4">
            <chart:title svg:x="4.123cm" svg:y="7.551cm" chart:style-name="ch5">
              <text:p>perturbation factor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20:Sheet1.B29" chart:label-cell-address="Sheet1.B18:Sheet1.B18" chart:class="chart:scatter">
            <chart:domain table:cell-range-address="Sheet1.A20:Sheet1.A29"/>
            <chart:data-point chart:repeated="10"/>
          </chart:series>
          <chart:series chart:style-name="ch10" chart:values-cell-range-address="Sheet1.C20:Sheet1.C29" chart:label-cell-address="Sheet1.C18:Sheet1.C18" chart:class="chart:scatter">
            <chart:data-point chart:repeated="10"/>
          </chart:series>
          <chart:series chart:style-name="ch11" chart:values-cell-range-address="Sheet1.D20:Sheet1.D29" chart:label-cell-address="Sheet1.D18:Sheet1.D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</text:p>
              </table:table-cell>
              <table:table-cell office:value-type="string">
                <text:p text:id="Sheet1.C18:Sheet1.C18">L2</text:p>
              </table:table-cell>
              <table:table-cell office:value-type="string">
                <text:p text:id="Sheet1.D18:Sheet1.D18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9">0</text:p>
              </table:table-cell>
              <table:table-cell office:value-type="float" office:value="0.0369181">
                <text:p text:id="Sheet1.B20:Sheet1.B29">0.0369181</text:p>
              </table:table-cell>
              <table:table-cell office:value-type="float" office:value="0.0246914">
                <text:p text:id="Sheet1.C20:Sheet1.C29">0.0246914</text:p>
              </table:table-cell>
              <table:table-cell office:value-type="float" office:value="0.019845">
                <text:p text:id="Sheet1.D20:Sheet1.D29">0.0198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3734932">
                <text:p>0.03734932</text:p>
              </table:table-cell>
              <table:table-cell office:value-type="float" office:value="0.02506426">
                <text:p>0.02506426</text:p>
              </table:table-cell>
              <table:table-cell office:value-type="float" office:value="0.02022986">
                <text:p>0.02022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3814654">
                <text:p>0.03814654</text:p>
              </table:table-cell>
              <table:table-cell office:value-type="float" office:value="0.02563442">
                <text:p>0.02563442</text:p>
              </table:table-cell>
              <table:table-cell office:value-type="float" office:value="0.02076046">
                <text:p>0.02076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393376">
                <text:p>0.0393376</text:p>
              </table:table-cell>
              <table:table-cell office:value-type="float" office:value="0.02651066">
                <text:p>0.02651066</text:p>
              </table:table-cell>
              <table:table-cell office:value-type="float" office:value="0.02156882">
                <text:p>0.02156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4289112">
                <text:p>0.04289112</text:p>
              </table:table-cell>
              <table:table-cell office:value-type="float" office:value="0.02919264">
                <text:p>0.02919264</text:p>
              </table:table-cell>
              <table:table-cell office:value-type="float" office:value="0.02403046">
                <text:p>0.02403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4446912">
                <text:p>0.04446912</text:p>
              </table:table-cell>
              <table:table-cell office:value-type="float" office:value="0.0300404">
                <text:p>0.0300404</text:p>
              </table:table-cell>
              <table:table-cell office:value-type="float" office:value="0.02471764">
                <text:p>0.0247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4965594">
                <text:p>0.04965594</text:p>
              </table:table-cell>
              <table:table-cell office:value-type="float" office:value="0.03402924">
                <text:p>0.03402924</text:p>
              </table:table-cell>
              <table:table-cell office:value-type="float" office:value="0.02832324">
                <text:p>0.02832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6cm" chart:class="chart:scatter" chart:style-name="ch1">
        <chart:legend chart:legend-position="top" svg:x="4.528cm" svg:y="0.563cm" chart:style-name="ch2"/>
        <chart:plot-area chart:style-name="ch3" table:cell-range-address="Sheet1.A20:Sheet1.A29 Sheet1.F18:Sheet1.H18 Sheet1.F20:Sheet1.H29" chart:data-source-has-labels="row" svg:x="0.31cm" svg:y="0.346cm" svg:width="8.694cm" svg:height="7.436cm">
          <chart:axis chart:dimension="x" chart:name="primary-x" chart:style-name="ch4">
            <chart:title svg:x="3.632cm" svg:y="7.369cm" chart:style-name="ch5">
              <text:p>perturbation factor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20:Sheet1.F29" chart:label-cell-address="Sheet1.F18:Sheet1.F18" chart:class="chart:scatter">
            <chart:domain table:cell-range-address="Sheet1.A20:Sheet1.A29"/>
            <chart:data-point chart:repeated="10"/>
          </chart:series>
          <chart:series chart:style-name="ch10" chart:values-cell-range-address="Sheet1.G20:Sheet1.G29" chart:label-cell-address="Sheet1.G18:Sheet1.G18" chart:class="chart:scatter">
            <chart:data-point chart:repeated="10"/>
          </chart:series>
          <chart:series chart:style-name="ch11" chart:values-cell-range-address="Sheet1.H20:Sheet1.H29" chart:label-cell-address="Sheet1.H18:Sheet1.H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18:Sheet1.F18">L1_3</text:p>
              </table:table-cell>
              <table:table-cell office:value-type="string">
                <text:p text:id="Sheet1.G18:Sheet1.G18">L2_3</text:p>
              </table:table-cell>
              <table:table-cell office:value-type="string">
                <text:p text:id="Sheet1.H18:Sheet1.H18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9">0</text:p>
              </table:table-cell>
              <table:table-cell office:value-type="float" office:value="0.0329381">
                <text:p text:id="Sheet1.F20:Sheet1.F29">0.0329381</text:p>
              </table:table-cell>
              <table:table-cell office:value-type="float" office:value="0.0218165">
                <text:p text:id="Sheet1.G20:Sheet1.G29">0.0218165</text:p>
              </table:table-cell>
              <table:table-cell office:value-type="float" office:value="0.017748">
                <text:p text:id="Sheet1.H20:Sheet1.H29">0.0177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333473">
                <text:p>0.0333473</text:p>
              </table:table-cell>
              <table:table-cell office:value-type="float" office:value="0.02202522">
                <text:p>0.02202522</text:p>
              </table:table-cell>
              <table:table-cell office:value-type="float" office:value="0.01789256">
                <text:p>0.01789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3570304">
                <text:p>0.03570304</text:p>
              </table:table-cell>
              <table:table-cell office:value-type="float" office:value="0.02333796">
                <text:p>0.02333796</text:p>
              </table:table-cell>
              <table:table-cell office:value-type="float" office:value="0.01883724">
                <text:p>0.01883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3926252">
                <text:p>0.03926252</text:p>
              </table:table-cell>
              <table:table-cell office:value-type="float" office:value="0.02560572">
                <text:p>0.02560572</text:p>
              </table:table-cell>
              <table:table-cell office:value-type="float" office:value="0.02064684">
                <text:p>0.02064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4554878">
                <text:p>0.04554878</text:p>
              </table:table-cell>
              <table:table-cell office:value-type="float" office:value="0.02929178">
                <text:p>0.02929178</text:p>
              </table:table-cell>
              <table:table-cell office:value-type="float" office:value="0.02341568">
                <text:p>0.0234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5812968">
                <text:p>0.05812968</text:p>
              </table:table-cell>
              <table:table-cell office:value-type="float" office:value="0.03659444">
                <text:p>0.03659444</text:p>
              </table:table-cell>
              <table:table-cell office:value-type="float" office:value="0.02865306">
                <text:p>0.028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703183">
                <text:p>0.0703183</text:p>
              </table:table-cell>
              <table:table-cell office:value-type="float" office:value="0.04393274">
                <text:p>0.04393274</text:p>
              </table:table-cell>
              <table:table-cell office:value-type="float" office:value="0.03425708">
                <text:p>0.03425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614cm" svg:height="8.258cm" chart:class="chart:scatter" chart:style-name="ch1">
        <chart:legend chart:legend-position="top" svg:x="4.807cm" svg:y="0.577cm" chart:style-name="ch2"/>
        <chart:plot-area chart:style-name="ch3" table:cell-range-address="Sheet1.A20:Sheet1.A29 Sheet1.J18:Sheet1.L18 Sheet1.J20:Sheet1.L29" chart:data-source-has-labels="row" svg:x="0.392cm" svg:y="0.147cm" svg:width="8.925cm" svg:height="7.755cm">
          <chart:axis chart:dimension="x" chart:name="primary-x" chart:style-name="ch4">
            <chart:title svg:x="3.83cm" svg:y="7.496cm" chart:style-name="ch5">
              <text:p>perturbation factor</text:p>
            </chart:title>
          </chart:axis>
          <chart:axis chart:dimension="y" chart:name="primary-y" chart:style-name="ch6">
            <chart:title svg:x="0.40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20:Sheet1.J29" chart:label-cell-address="Sheet1.J18:Sheet1.J18" chart:class="chart:scatter">
            <chart:domain table:cell-range-address="Sheet1.A20:Sheet1.A29"/>
            <chart:data-point chart:repeated="10"/>
          </chart:series>
          <chart:series chart:style-name="ch10" chart:values-cell-range-address="Sheet1.K20:Sheet1.K29" chart:label-cell-address="Sheet1.K18:Sheet1.K18" chart:class="chart:scatter">
            <chart:data-point chart:repeated="10"/>
          </chart:series>
          <chart:series chart:style-name="ch11" chart:values-cell-range-address="Sheet1.L20:Sheet1.L29" chart:label-cell-address="Sheet1.L18:Sheet1.L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18:Sheet1.J18">L1_2</text:p>
              </table:table-cell>
              <table:table-cell office:value-type="string">
                <text:p text:id="Sheet1.K18:Sheet1.K18">L2_2</text:p>
              </table:table-cell>
              <table:table-cell office:value-type="string">
                <text:p text:id="Sheet1.L18:Sheet1.L18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9">0</text:p>
              </table:table-cell>
              <table:table-cell office:value-type="float" office:value="0.0375265">
                <text:p text:id="Sheet1.J20:Sheet1.J29">0.0375265</text:p>
              </table:table-cell>
              <table:table-cell office:value-type="float" office:value="0.0313671">
                <text:p text:id="Sheet1.K20:Sheet1.K29">0.0313671</text:p>
              </table:table-cell>
              <table:table-cell office:value-type="float" office:value="0.030061">
                <text:p text:id="Sheet1.L20:Sheet1.L29">0.0300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3771694">
                <text:p>0.03771694</text:p>
              </table:table-cell>
              <table:table-cell office:value-type="float" office:value="0.03159434">
                <text:p>0.03159434</text:p>
              </table:table-cell>
              <table:table-cell office:value-type="float" office:value="0.03051152">
                <text:p>0.03051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4087712">
                <text:p>0.04087712</text:p>
              </table:table-cell>
              <table:table-cell office:value-type="float" office:value="0.03415172">
                <text:p>0.03415172</text:p>
              </table:table-cell>
              <table:table-cell office:value-type="float" office:value="0.03322578">
                <text:p>0.03322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4684376">
                <text:p>0.04684376</text:p>
              </table:table-cell>
              <table:table-cell office:value-type="float" office:value="0.0384225">
                <text:p>0.0384225</text:p>
              </table:table-cell>
              <table:table-cell office:value-type="float" office:value="0.03733034">
                <text:p>0.03733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5260932">
                <text:p>0.05260932</text:p>
              </table:table-cell>
              <table:table-cell office:value-type="float" office:value="0.04042504">
                <text:p>0.04042504</text:p>
              </table:table-cell>
              <table:table-cell office:value-type="float" office:value="0.038508">
                <text:p>0.038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7193378">
                <text:p>0.07193378</text:p>
              </table:table-cell>
              <table:table-cell office:value-type="float" office:value="0.05691066">
                <text:p>0.05691066</text:p>
              </table:table-cell>
              <table:table-cell office:value-type="float" office:value="0.05480446">
                <text:p>0.05480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8207464">
                <text:p>0.08207464</text:p>
              </table:table-cell>
              <table:table-cell office:value-type="float" office:value="0.06416774">
                <text:p>0.06416774</text:p>
              </table:table-cell>
              <table:table-cell office:value-type="float" office:value="0.06122956">
                <text:p>0.06122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